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GOST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gost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32757.29" table:style-name="ce14">
            <text:p>32.757<text:s/></text:p>
          </table:table-cell>
          <table:table-cell office:value-type="float" office:value="5513956.04" table:style-name="ce14">
            <text:p>5.513.956<text:s/></text:p>
          </table:table-cell>
          <table:table-cell office:value-type="float" office:value="57125235.439999998" table:style-name="ce14">
            <text:p>57.125.235<text:s/></text:p>
          </table:table-cell>
          <table:table-cell office:value-type="float" office:value="4170.6499999999996" table:style-name="ce14">
            <text:p>4.171<text:s/></text:p>
          </table:table-cell>
          <table:table-cell office:value-type="float" office:value="85021672.409999996" table:style-name="ce14">
            <text:p>85.021.672<text:s/></text:p>
          </table:table-cell>
          <table:table-cell office:value-type="float" office:value="36683452.100000001" table:style-name="ce14">
            <text:p>36.683.452<text:s/></text:p>
          </table:table-cell>
          <table:table-cell office:value-type="float" office:value="4477921.9499999993" table:style-name="ce14">
            <text:p>4.477.922<text:s/></text:p>
          </table:table-cell>
          <table:table-cell office:value-type="float" office:value="163418807.81" table:style-name="ce14">
            <text:p>163.418.808<text:s/></text:p>
          </table:table-cell>
          <table:table-cell office:value-type="float" office:value="39167723.469999999" table:style-name="ce14">
            <text:p>39.167.723<text:s/></text:p>
          </table:table-cell>
          <table:table-cell office:value-type="float" office:value="10870684.1" table:style-name="ce14">
            <text:p>10.870.684<text:s/></text:p>
          </table:table-cell>
          <table:table-cell office:value-type="float" office:value="107917313.5" table:style-name="ce14">
            <text:p>107.917.314<text:s/></text:p>
          </table:table-cell>
          <table:table-cell office:value-type="float" office:value="318515.77" table:style-name="ce14">
            <text:p>318.516<text:s/></text:p>
          </table:table-cell>
          <table:table-cell office:value-type="float" office:value="5757026.0099999998" table:style-name="ce14">
            <text:p>5.757.026<text:s/></text:p>
          </table:table-cell>
          <table:table-cell office:value-type="float" office:value="7805298.6299999999" table:style-name="ce14">
            <text:p>7.805.299<text:s/></text:p>
          </table:table-cell>
          <table:table-cell office:value-type="float" office:value="3098393.34" table:style-name="ce14">
            <text:p>3.098.393<text:s/></text:p>
          </table:table-cell>
          <table:table-cell office:value-type="float" office:value="87714810.620000005" table:style-name="ce14">
            <text:p>87.714.811<text:s/></text:p>
          </table:table-cell>
          <table:table-cell office:value-type="float" office:value="34774.120000000003" table:style-name="ce14">
            <text:p>34.774<text:s/></text:p>
          </table:table-cell>
          <table:table-cell office:value-type="float" office:value="332840606.04000002" table:style-name="ce14">
            <text:p>332.840.606<text:s/></text:p>
          </table:table-cell>
          <table:table-cell office:value-type="float" office:value="309937487.33999997" table:style-name="ce14">
            <text:p>309.937.487<text:s/></text:p>
          </table:table-cell>
          <table:table-cell office:value-type="float" office:value="2966799.72" table:style-name="ce14">
            <text:p>2.966.800<text:s/></text:p>
          </table:table-cell>
          <table:table-cell office:value-type="float" office:value="92694.02" table:style-name="ce14">
            <text:p>92.694<text:s/></text:p>
          </table:table-cell>
          <table:table-cell office:value-type="float" office:value="12516.3" table:style-name="ce14">
            <text:p>12.516<text:s/></text:p>
          </table:table-cell>
          <table:table-cell office:value-type="float" office:value="110501408.09" table:style-name="ce14">
            <text:p>110.501.408<text:s/></text:p>
          </table:table-cell>
          <table:table-cell office:value-type="float" office:value="675400456.89999998" table:style-name="ce14">
            <text:p>675.400.457<text:s/></text:p>
          </table:table-cell>
          <table:table-cell office:value-type="float" office:value="10659.44" table:style-name="ce14">
            <text:p>10.659<text:s/></text:p>
          </table:table-cell>
          <table:table-cell office:value-type="float" office:value="1755862732.47" table:style-name="ce14">
            <text:p>1.755.862.732<text:s/></text:p>
          </table:table-cell>
          <table:table-cell office:value-type="float" office:value="170.2" table:style-name="ce14">
            <text:p>170<text:s/></text:p>
          </table:table-cell>
          <table:table-cell office:value-type="float" office:value="3802588043.7699995" table:style-name="ce15">
            <text:p>3.802.588.0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49.86" table:style-name="ce17">
            <text:p>1.550<text:s/></text:p>
          </table:table-cell>
          <table:table-cell office:value-type="float" office:value="-2.2599999999999998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-210.86" table:style-name="ce17">
            <text:p>(211)</text:p>
          </table:table-cell>
          <table:table-cell office:value-type="float" office:value="-5.36" table:style-name="ce17">
            <text:p>(5)</text:p>
          </table:table-cell>
          <table:table-cell office:value-type="float" office:value="-62.78" table:style-name="ce17">
            <text:p>(63)</text:p>
          </table:table-cell>
          <table:table-cell office:value-type="float" office:value="-37.659999999999997" table:style-name="ce17">
            <text:p>(38)</text:p>
          </table:table-cell>
          <table:table-cell office:value-type="float" office:value="-469.83" table:style-name="ce17">
            <text:p>(470)</text:p>
          </table:table-cell>
          <table:table-cell office:value-type="float" office:value="4405.41" table:style-name="ce17">
            <text:p>4.405<text:s/></text:p>
          </table:table-cell>
          <table:table-cell office:value-type="float" office:value="-1394.09" table:style-name="ce17">
            <text:p>(1.394)</text:p>
          </table:table-cell>
          <table:table-cell office:value-type="float" office:value="-55.15" table:style-name="ce17">
            <text:p>(55)</text:p>
          </table:table-cell>
          <table:table-cell office:value-type="float" office:value="5529.9" table:style-name="ce17">
            <text:p>5.530<text:s/></text:p>
          </table:table-cell>
          <table:table-cell office:value-type="float" office:value="664.8" table:style-name="ce17">
            <text:p>665<text:s/></text:p>
          </table:table-cell>
          <table:table-cell office:value-type="float" office:value="-195.27" table:style-name="ce17">
            <text:p>(195)</text:p>
          </table:table-cell>
          <table:table-cell office:value-type="float" office:value="4668.0600000000004" table:style-name="ce17">
            <text:p>4.668<text:s/></text:p>
          </table:table-cell>
          <table:table-cell office:value-type="float" office:value="7.33" table:style-name="ce17">
            <text:p>7<text:s/></text:p>
          </table:table-cell>
          <table:table-cell office:value-type="float" office:value="-1103.94" table:style-name="ce17">
            <text:p>(1.104)</text:p>
          </table:table-cell>
          <table:table-cell office:value-type="float" office:value="-347.79" table:style-name="ce17">
            <text:p>(348)</text:p>
          </table:table-cell>
          <table:table-cell office:value-type="float" office:value="-6.08" table:style-name="ce17">
            <text:p>(6)</text:p>
          </table:table-cell>
          <table:table-cell office:value-type="float" office:value="-28.5" table:style-name="ce17">
            <text:p>(29)</text:p>
          </table:table-cell>
          <table:table-cell office:value-type="float" office:value="0" table:style-name="ce17">
            <text:p>-<text:s/></text:p>
          </table:table-cell>
          <table:table-cell office:value-type="float" office:value="226.78" table:style-name="ce17">
            <text:p>227<text:s/></text:p>
          </table:table-cell>
          <table:table-cell office:value-type="float" office:value="4061.34" table:style-name="ce17">
            <text:p>4.061<text:s/></text:p>
          </table:table-cell>
          <table:table-cell office:value-type="float" office:value="8.3699999999999992" table:style-name="ce17">
            <text:p>8<text:s/></text:p>
          </table:table-cell>
          <table:table-cell office:value-type="float" office:value="616768.72" table:style-name="ce17">
            <text:p>616.769<text:s/></text:p>
          </table:table-cell>
          <table:table-cell office:value-type="float" office:value="-32.9" table:style-name="ce17">
            <text:p>(33)</text:p>
          </table:table-cell>
          <table:table-cell office:value-type="float" office:value="633938.1" table:style-name="ce18">
            <text:p>633.9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27577.59" table:style-name="ce17">
            <text:p>227.578<text:s/></text:p>
          </table:table-cell>
          <table:table-cell office:value-type="float" office:value="5443336.0899999999" table:style-name="ce17">
            <text:p>5.443.336<text:s/></text:p>
          </table:table-cell>
          <table:table-cell office:value-type="float" office:value="10878689.67" table:style-name="ce17">
            <text:p>10.878.690<text:s/></text:p>
          </table:table-cell>
          <table:table-cell office:value-type="float" office:value="166808.63" table:style-name="ce17">
            <text:p>166.809<text:s/></text:p>
          </table:table-cell>
          <table:table-cell office:value-type="float" office:value="111495386.2" table:style-name="ce17">
            <text:p>111.495.386<text:s/></text:p>
          </table:table-cell>
          <table:table-cell office:value-type="float" office:value="34893259.130000003" table:style-name="ce17">
            <text:p>34.893.259<text:s/></text:p>
          </table:table-cell>
          <table:table-cell office:value-type="float" office:value="5692875.7300000004" table:style-name="ce17">
            <text:p>5.692.876<text:s/></text:p>
          </table:table-cell>
          <table:table-cell office:value-type="float" office:value="177774760.33000001" table:style-name="ce17">
            <text:p>177.774.760<text:s/></text:p>
          </table:table-cell>
          <table:table-cell office:value-type="float" office:value="38307174.299999997" table:style-name="ce17">
            <text:p>38.307.174<text:s/></text:p>
          </table:table-cell>
          <table:table-cell office:value-type="float" office:value="6476221.2300000004" table:style-name="ce17">
            <text:p>6.476.221<text:s/></text:p>
          </table:table-cell>
          <table:table-cell office:value-type="float" office:value="607062754.30999994" table:style-name="ce17">
            <text:p>607.062.754<text:s/></text:p>
          </table:table-cell>
          <table:table-cell office:value-type="float" office:value="9629735.2899999991" table:style-name="ce17">
            <text:p>9.629.735<text:s/></text:p>
          </table:table-cell>
          <table:table-cell office:value-type="float" office:value="12507310" table:style-name="ce17">
            <text:p>12.507.310<text:s/></text:p>
          </table:table-cell>
          <table:table-cell office:value-type="float" office:value="13052988.52" table:style-name="ce17">
            <text:p>13.052.989<text:s/></text:p>
          </table:table-cell>
          <table:table-cell office:value-type="float" office:value="9251891.2599999998" table:style-name="ce17">
            <text:p>9.251.891<text:s/></text:p>
          </table:table-cell>
          <table:table-cell office:value-type="float" office:value="115542324.34" table:style-name="ce17">
            <text:p>115.542.324<text:s/></text:p>
          </table:table-cell>
          <table:table-cell office:value-type="float" office:value="3268015.83" table:style-name="ce17">
            <text:p>3.268.016<text:s/></text:p>
          </table:table-cell>
          <table:table-cell office:value-type="float" office:value="390385645.94999999" table:style-name="ce17">
            <text:p>390.385.646<text:s/></text:p>
          </table:table-cell>
          <table:table-cell office:value-type="float" office:value="295037610.27999997" table:style-name="ce17">
            <text:p>295.037.610<text:s/></text:p>
          </table:table-cell>
          <table:table-cell office:value-type="float" office:value="3592440.69" table:style-name="ce17">
            <text:p>3.592.441<text:s/></text:p>
          </table:table-cell>
          <table:table-cell office:value-type="float" office:value="3787087.3" table:style-name="ce17">
            <text:p>3.787.087<text:s/></text:p>
          </table:table-cell>
          <table:table-cell office:value-type="float" office:value="40802.620000000003" table:style-name="ce17">
            <text:p>40.803<text:s/></text:p>
          </table:table-cell>
          <table:table-cell office:value-type="float" office:value="392555309.04000002" table:style-name="ce17">
            <text:p>392.555.309<text:s/></text:p>
          </table:table-cell>
          <table:table-cell office:value-type="float" office:value="488129166.23000002" table:style-name="ce17">
            <text:p>488.129.166<text:s/></text:p>
          </table:table-cell>
          <table:table-cell office:value-type="float" office:value="5901004.8799999999" table:style-name="ce17">
            <text:p>5.901.005<text:s/></text:p>
          </table:table-cell>
          <table:table-cell office:value-type="float" office:value="1867141229.6700001" table:style-name="ce17">
            <text:p>1.867.141.230<text:s/></text:p>
          </table:table-cell>
          <table:table-cell office:value-type="float" office:value="1891448.27" table:style-name="ce17">
            <text:p>1.891.448<text:s/></text:p>
          </table:table-cell>
          <table:table-cell office:value-type="float" office:value="4610132853.3800011" table:style-name="ce18">
            <text:p>4.610.132.8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577.7199999999993" table:style-name="ce17">
            <text:p>9.5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058.26" table:style-name="ce17">
            <text:p>57.0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1737628.70999998" table:style-name="ce17">
            <text:p>331.737.6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.11" table:style-name="ce17">
            <text:p>60<text:s/></text:p>
          </table:table-cell>
          <table:table-cell office:value-type="float" office:value="1254743.08" table:style-name="ce17">
            <text:p>1.254.7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233426.89" table:style-name="ce17">
            <text:p>110.233.427<text:s/></text:p>
          </table:table-cell>
          <table:table-cell office:value-type="float" office:value="2650.26" table:style-name="ce17">
            <text:p>2.65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49329.57999999996" table:style-name="ce17">
            <text:p>549.3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3844474.60999995" table:style-name="ce18">
            <text:p>443.844.4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32446.79999999999" table:style-name="ce17">
            <text:p>132.447<text:s/></text:p>
          </table:table-cell>
          <table:table-cell office:value-type="float" office:value="943855.28" table:style-name="ce17">
            <text:p>943.855<text:s/></text:p>
          </table:table-cell>
          <table:table-cell office:value-type="float" office:value="2657122.19" table:style-name="ce17">
            <text:p>2.657.12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357621.26" table:style-name="ce17">
            <text:p>15.357.621<text:s/></text:p>
          </table:table-cell>
          <table:table-cell office:value-type="float" office:value="6658063" table:style-name="ce17">
            <text:p>6.658.063<text:s/></text:p>
          </table:table-cell>
          <table:table-cell office:value-type="float" office:value="1524659.04" table:style-name="ce17">
            <text:p>1.524.659<text:s/></text:p>
          </table:table-cell>
          <table:table-cell office:value-type="float" office:value="1917457.77" table:style-name="ce17">
            <text:p>1.917.458<text:s/></text:p>
          </table:table-cell>
          <table:table-cell office:value-type="float" office:value="9500288.8399999999" table:style-name="ce17">
            <text:p>9.500.289<text:s/></text:p>
          </table:table-cell>
          <table:table-cell office:value-type="float" office:value="4773534.2699999996" table:style-name="ce17">
            <text:p>4.773.534<text:s/></text:p>
          </table:table-cell>
          <table:table-cell office:value-type="float" office:value="37538771.229999997" table:style-name="ce17">
            <text:p>37.538.771<text:s/></text:p>
          </table:table-cell>
          <table:table-cell office:value-type="float" office:value="1281400.94" table:style-name="ce17">
            <text:p>1.281.401<text:s/></text:p>
          </table:table-cell>
          <table:table-cell office:value-type="float" office:value="6273298.4699999997" table:style-name="ce17">
            <text:p>6.273.298<text:s/></text:p>
          </table:table-cell>
          <table:table-cell office:value-type="float" office:value="1229909.98" table:style-name="ce17">
            <text:p>1.229.910<text:s/></text:p>
          </table:table-cell>
          <table:table-cell office:value-type="float" office:value="2514975.63" table:style-name="ce17">
            <text:p>2.514.976<text:s/></text:p>
          </table:table-cell>
          <table:table-cell office:value-type="float" office:value="30959121.07" table:style-name="ce17">
            <text:p>30.959.121<text:s/></text:p>
          </table:table-cell>
          <table:table-cell office:value-type="float" office:value="2241613.89" table:style-name="ce17">
            <text:p>2.241.614<text:s/></text:p>
          </table:table-cell>
          <table:table-cell office:value-type="float" office:value="5800023.9699999997" table:style-name="ce17">
            <text:p>5.800.024<text:s/></text:p>
          </table:table-cell>
          <table:table-cell office:value-type="float" office:value="20671445.800000001" table:style-name="ce17">
            <text:p>20.671.446<text:s/></text:p>
          </table:table-cell>
          <table:table-cell office:value-type="float" office:value="614822.88" table:style-name="ce17">
            <text:p>614.823<text:s/></text:p>
          </table:table-cell>
          <table:table-cell office:value-type="float" office:value="81359.31" table:style-name="ce17">
            <text:p>81.3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506115.43" table:style-name="ce17">
            <text:p>11.506.115<text:s/></text:p>
          </table:table-cell>
          <table:table-cell office:value-type="float" office:value="9123574.6099999994" table:style-name="ce17">
            <text:p>9.123.575<text:s/></text:p>
          </table:table-cell>
          <table:table-cell office:value-type="float" office:value="557313.05000000005" table:style-name="ce17">
            <text:p>557.313<text:s/></text:p>
          </table:table-cell>
          <table:table-cell office:value-type="float" office:value="69527405.420000002" table:style-name="ce17">
            <text:p>69.527.405<text:s/></text:p>
          </table:table-cell>
          <table:table-cell office:value-type="float" office:value="299502.82" table:style-name="ce17">
            <text:p>299.503<text:s/></text:p>
          </table:table-cell>
          <table:table-cell office:value-type="float" office:value="243685702.95000005" table:style-name="ce18">
            <text:p>243.685.7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6820.28" table:style-name="ce17">
            <text:p>6.8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222" table:style-name="ce17">
            <text:p>12.222<text:s/></text:p>
          </table:table-cell>
          <table:table-cell office:value-type="float" office:value="506.08" table:style-name="ce17">
            <text:p>506<text:s/></text:p>
          </table:table-cell>
          <table:table-cell office:value-type="float" office:value="16627.330000000002" table:style-name="ce17">
            <text:p>16.627<text:s/></text:p>
          </table:table-cell>
          <table:table-cell office:value-type="float" office:value="165.74" table:style-name="ce17">
            <text:p>166<text:s/></text:p>
          </table:table-cell>
          <table:table-cell office:value-type="float" office:value="8516.84" table:style-name="ce17">
            <text:p>8.517<text:s/></text:p>
          </table:table-cell>
          <table:table-cell office:value-type="float" office:value="6571316.54" table:style-name="ce17">
            <text:p>6.571.317<text:s/></text:p>
          </table:table-cell>
          <table:table-cell office:value-type="float" office:value="5246.9" table:style-name="ce17">
            <text:p>5.2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357868.310000002" table:style-name="ce17">
            <text:p>35.357.8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385.47" table:style-name="ce17">
            <text:p>6.385<text:s/></text:p>
          </table:table-cell>
          <table:table-cell office:value-type="float" office:value="331.5" table:style-name="ce17">
            <text:p>332<text:s/></text:p>
          </table:table-cell>
          <table:table-cell office:value-type="float" office:value="4635.43" table:style-name="ce17">
            <text:p>4.635<text:s/></text:p>
          </table:table-cell>
          <table:table-cell office:value-type="float" office:value="7458082.7800000003" table:style-name="ce17">
            <text:p>7.458.083<text:s/></text:p>
          </table:table-cell>
          <table:table-cell office:value-type="float" office:value="12263.95" table:style-name="ce17">
            <text:p>12.264<text:s/></text:p>
          </table:table-cell>
          <table:table-cell office:value-type="float" office:value="70571440.819999993" table:style-name="ce17">
            <text:p>70.571.441<text:s/></text:p>
          </table:table-cell>
          <table:table-cell office:value-type="float" office:value="52481014.979999997" table:style-name="ce17">
            <text:p>52.481.015<text:s/></text:p>
          </table:table-cell>
          <table:table-cell office:value-type="float" office:value="12525.66" table:style-name="ce17">
            <text:p>12.526<text:s/></text:p>
          </table:table-cell>
          <table:table-cell office:value-type="float" office:value="30933.16" table:style-name="ce17">
            <text:p>30.9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656.160000000003" table:style-name="ce17">
            <text:p>41.656<text:s/></text:p>
          </table:table-cell>
          <table:table-cell office:value-type="float" office:value="21344863.890000001" table:style-name="ce17">
            <text:p>21.344.86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8883232.18000001" table:style-name="ce17">
            <text:p>208.883.2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2826656" table:style-name="ce18">
            <text:p>402.826.6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57830.47" table:style-name="ce17">
            <text:p>57.830<text:s/></text:p>
          </table:table-cell>
          <table:table-cell office:value-type="float" office:value="3136.04" table:style-name="ce17">
            <text:p>3.136<text:s/></text:p>
          </table:table-cell>
          <table:table-cell office:value-type="float" office:value="6614140.4500000002" table:style-name="ce17">
            <text:p>6.614.1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759742.640000001" table:style-name="ce17">
            <text:p>44.759.743<text:s/></text:p>
          </table:table-cell>
          <table:table-cell office:value-type="float" office:value="15909003.800000001" table:style-name="ce17">
            <text:p>15.909.004<text:s/></text:p>
          </table:table-cell>
          <table:table-cell office:value-type="float" office:value="667204.23" table:style-name="ce17">
            <text:p>667.204<text:s/></text:p>
          </table:table-cell>
          <table:table-cell office:value-type="float" office:value="117037582.79000001" table:style-name="ce17">
            <text:p>117.037.583<text:s/></text:p>
          </table:table-cell>
          <table:table-cell office:value-type="float" office:value="5372565.0300000003" table:style-name="ce17">
            <text:p>5.372.565<text:s/></text:p>
          </table:table-cell>
          <table:table-cell office:value-type="float" office:value="694167.42" table:style-name="ce17">
            <text:p>694.167<text:s/></text:p>
          </table:table-cell>
          <table:table-cell office:value-type="float" office:value="58523204.530000001" table:style-name="ce17">
            <text:p>58.523.205<text:s/></text:p>
          </table:table-cell>
          <table:table-cell office:value-type="float" office:value="376358.01" table:style-name="ce17">
            <text:p>376.358<text:s/></text:p>
          </table:table-cell>
          <table:table-cell office:value-type="float" office:value="2133453.88" table:style-name="ce17">
            <text:p>2.133.454<text:s/></text:p>
          </table:table-cell>
          <table:table-cell office:value-type="float" office:value="5844568.4000000004" table:style-name="ce17">
            <text:p>5.844.568<text:s/></text:p>
          </table:table-cell>
          <table:table-cell office:value-type="float" office:value="1420485.38" table:style-name="ce17">
            <text:p>1.420.485<text:s/></text:p>
          </table:table-cell>
          <table:table-cell office:value-type="float" office:value="39897975.859999999" table:style-name="ce17">
            <text:p>39.897.976<text:s/></text:p>
          </table:table-cell>
          <table:table-cell office:value-type="float" office:value="8219" table:style-name="ce17">
            <text:p>8.219<text:s/></text:p>
          </table:table-cell>
          <table:table-cell office:value-type="float" office:value="169615178.47999999" table:style-name="ce17">
            <text:p>169.615.178<text:s/></text:p>
          </table:table-cell>
          <table:table-cell office:value-type="float" office:value="114319877.47" table:style-name="ce17">
            <text:p>114.319.877<text:s/></text:p>
          </table:table-cell>
          <table:table-cell office:value-type="float" office:value="332071.93" table:style-name="ce17">
            <text:p>332.072<text:s/></text:p>
          </table:table-cell>
          <table:table-cell office:value-type="float" office:value="17753.16" table:style-name="ce17">
            <text:p>17.753<text:s/></text:p>
          </table:table-cell>
          <table:table-cell office:value-type="float" office:value="13879.81" table:style-name="ce17">
            <text:p>13.880<text:s/></text:p>
          </table:table-cell>
          <table:table-cell office:value-type="float" office:value="131714839.97" table:style-name="ce17">
            <text:p>131.714.840<text:s/></text:p>
          </table:table-cell>
          <table:table-cell office:value-type="float" office:value="289758278.26999998" table:style-name="ce17">
            <text:p>289.758.278<text:s/></text:p>
          </table:table-cell>
          <table:table-cell office:value-type="float" office:value="229009" table:style-name="ce17">
            <text:p>229.009<text:s/></text:p>
          </table:table-cell>
          <table:table-cell office:value-type="float" office:value="629405745.04999995" table:style-name="ce17">
            <text:p>629.405.7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34726271.0699997" table:style-name="ce18">
            <text:p>1.634.726.2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0480.04" table:style-name="ce17">
            <text:p>30.480<text:s/></text:p>
          </table:table-cell>
          <table:table-cell office:value-type="float" office:value="4496344.7699999996" table:style-name="ce17">
            <text:p>4.496.345<text:s/></text:p>
          </table:table-cell>
          <table:table-cell office:value-type="float" office:value="1595205.0300000003" table:style-name="ce17">
            <text:p>1.595.205<text:s/></text:p>
          </table:table-cell>
          <table:table-cell office:value-type="float" office:value="166302.54999999999" table:style-name="ce17">
            <text:p>166.303<text:s/></text:p>
          </table:table-cell>
          <table:table-cell office:value-type="float" office:value="51351817.25" table:style-name="ce17">
            <text:p>51.351.817<text:s/></text:p>
          </table:table-cell>
          <table:table-cell office:value-type="float" office:value="12326026.59" table:style-name="ce17">
            <text:p>12.326.027<text:s/></text:p>
          </table:table-cell>
          <table:table-cell office:value-type="float" office:value="3492495.62" table:style-name="ce17">
            <text:p>3.492.496<text:s/></text:p>
          </table:table-cell>
          <table:table-cell office:value-type="float" office:value="52248403.229999997" table:style-name="ce17">
            <text:p>52.248.403<text:s/></text:p>
          </table:table-cell>
          <table:table-cell office:value-type="float" office:value="23372015.27" table:style-name="ce17">
            <text:p>23.372.015<text:s/></text:p>
          </table:table-cell>
          <table:table-cell office:value-type="float" office:value="1008519.5399999999" table:style-name="ce17">
            <text:p>1.008.520<text:s/></text:p>
          </table:table-cell>
          <table:table-cell office:value-type="float" office:value="143905281.53" table:style-name="ce17">
            <text:p>143.905.282<text:s/></text:p>
          </table:table-cell>
          <table:table-cell office:value-type="float" office:value="7971976.3399999999" table:style-name="ce17">
            <text:p>7.971.976<text:s/></text:p>
          </table:table-cell>
          <table:table-cell office:value-type="float" office:value="4094172.18" table:style-name="ce17">
            <text:p>4.094.172<text:s/></text:p>
          </table:table-cell>
          <table:table-cell office:value-type="float" office:value="5978178.6400000006" table:style-name="ce17">
            <text:p>5.978.179<text:s/></text:p>
          </table:table-cell>
          <table:table-cell office:value-type="float" office:value="5311794.8199999994" table:style-name="ce17">
            <text:p>5.311.795<text:s/></text:p>
          </table:table-cell>
          <table:table-cell office:value-type="float" office:value="37227144.630000003" table:style-name="ce17">
            <text:p>37.227.145<text:s/></text:p>
          </table:table-cell>
          <table:table-cell office:value-type="float" office:value="1005918.99" table:style-name="ce17">
            <text:p>1.005.919<text:s/></text:p>
          </table:table-cell>
          <table:table-cell office:value-type="float" office:value="144398942.56999999" table:style-name="ce17">
            <text:p>144.398.943<text:s/></text:p>
          </table:table-cell>
          <table:table-cell office:value-type="float" office:value="106310528.95" table:style-name="ce17">
            <text:p>106.310.529<text:s/></text:p>
          </table:table-cell>
          <table:table-cell office:value-type="float" office:value="2633020.2199999997" table:style-name="ce17">
            <text:p>2.633.020<text:s/></text:p>
          </table:table-cell>
          <table:table-cell office:value-type="float" office:value="3657041.67" table:style-name="ce17">
            <text:p>3.657.042<text:s/></text:p>
          </table:table-cell>
          <table:table-cell office:value-type="float" office:value="26922.81" table:style-name="ce17">
            <text:p>26.923<text:s/></text:p>
          </table:table-cell>
          <table:table-cell office:value-type="float" office:value="139059270.58999997" table:style-name="ce17">
            <text:p>139.059.271<text:s/></text:p>
          </table:table-cell>
          <table:table-cell office:value-type="float" office:value="167899799.19999999" table:style-name="ce17">
            <text:p>167.899.799<text:s/></text:p>
          </table:table-cell>
          <table:table-cell office:value-type="float" office:value="5114682.83" table:style-name="ce17">
            <text:p>5.114.683<text:s/></text:p>
          </table:table-cell>
          <table:table-cell office:value-type="float" office:value="958775517.43999994" table:style-name="ce17">
            <text:p>958.775.517<text:s/></text:p>
          </table:table-cell>
          <table:table-cell office:value-type="float" office:value="1591945.45" table:style-name="ce17">
            <text:p>1.591.945<text:s/></text:p>
          </table:table-cell>
          <table:table-cell office:value-type="float" office:value="1885049748.75" table:style-name="ce18">
            <text:p>1.885.049.7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0476454.579999998" table:style-name="ce17">
            <text:p>20.476.455<text:s/></text:p>
          </table:table-cell>
          <table:table-cell office:value-type="float" office:value="74800329.840000004" table:style-name="ce17">
            <text:p>74.800.330<text:s/></text:p>
          </table:table-cell>
          <table:table-cell office:value-type="float" office:value="245066905.06" table:style-name="ce17">
            <text:p>245.066.905<text:s/></text:p>
          </table:table-cell>
          <table:table-cell office:value-type="float" office:value="17040478.670000002" table:style-name="ce17">
            <text:p>17.040.479<text:s/></text:p>
          </table:table-cell>
          <table:table-cell office:value-type="float" office:value="389631017.23000002" table:style-name="ce17">
            <text:p>389.631.017<text:s/></text:p>
          </table:table-cell>
          <table:table-cell office:value-type="float" office:value="339596120.82999998" table:style-name="ce17">
            <text:p>339.596.121<text:s/></text:p>
          </table:table-cell>
          <table:table-cell office:value-type="float" office:value="5592612053.79" table:style-name="ce17">
            <text:p>5.592.612.054<text:s/></text:p>
          </table:table-cell>
          <table:table-cell office:value-type="float" office:value="265469096.58000001" table:style-name="ce17">
            <text:p>265.469.097<text:s/></text:p>
          </table:table-cell>
          <table:table-cell office:value-type="float" office:value="328651886.38" table:style-name="ce17">
            <text:p>328.651.886<text:s/></text:p>
          </table:table-cell>
          <table:table-cell office:value-type="float" office:value="112627819.39" table:style-name="ce17">
            <text:p>112.627.819<text:s/></text:p>
          </table:table-cell>
          <table:table-cell office:value-type="float" office:value="1936515239.6300001" table:style-name="ce17">
            <text:p>1.936.515.240<text:s/></text:p>
          </table:table-cell>
          <table:table-cell office:value-type="float" office:value="150345300.56999999" table:style-name="ce17">
            <text:p>150.345.301<text:s/></text:p>
          </table:table-cell>
          <table:table-cell office:value-type="float" office:value="194161248.16" table:style-name="ce17">
            <text:p>194.161.248<text:s/></text:p>
          </table:table-cell>
          <table:table-cell office:value-type="float" office:value="208757558.00999999" table:style-name="ce17">
            <text:p>208.757.558<text:s/></text:p>
          </table:table-cell>
          <table:table-cell office:value-type="float" office:value="119850685.84" table:style-name="ce17">
            <text:p>119.850.686<text:s/></text:p>
          </table:table-cell>
          <table:table-cell office:value-type="float" office:value="383947056.82999998" table:style-name="ce17">
            <text:p>383.947.057<text:s/></text:p>
          </table:table-cell>
          <table:table-cell office:value-type="float" office:value="71193174.450000003" table:style-name="ce17">
            <text:p>71.193.174<text:s/></text:p>
          </table:table-cell>
          <table:table-cell office:value-type="float" office:value="1005538424.84" table:style-name="ce17">
            <text:p>1.005.538.425<text:s/></text:p>
          </table:table-cell>
          <table:table-cell office:value-type="float" office:value="6240871223.7600002" table:style-name="ce17">
            <text:p>6.240.871.224<text:s/></text:p>
          </table:table-cell>
          <table:table-cell office:value-type="float" office:value="109188726.52" table:style-name="ce17">
            <text:p>109.188.727<text:s/></text:p>
          </table:table-cell>
          <table:table-cell office:value-type="float" office:value="54728251.079999998" table:style-name="ce17">
            <text:p>54.728.251<text:s/></text:p>
          </table:table-cell>
          <table:table-cell office:value-type="float" office:value="16672176.189999999" table:style-name="ce17">
            <text:p>16.672.176<text:s/></text:p>
          </table:table-cell>
          <table:table-cell office:value-type="float" office:value="1230432713.3099999" table:style-name="ce17">
            <text:p>1.230.432.713<text:s/></text:p>
          </table:table-cell>
          <table:table-cell office:value-type="float" office:value="716598218.66999996" table:style-name="ce17">
            <text:p>716.598.219<text:s/></text:p>
          </table:table-cell>
          <table:table-cell office:value-type="float" office:value="78428089.840000004" table:style-name="ce17">
            <text:p>78.428.090<text:s/></text:p>
          </table:table-cell>
          <table:table-cell office:value-type="float" office:value="12803381043.51" table:style-name="ce17">
            <text:p>12.803.381.044<text:s/></text:p>
          </table:table-cell>
          <table:table-cell office:value-type="float" office:value="38600828.590000004" table:style-name="ce17">
            <text:p>38.600.829<text:s/></text:p>
          </table:table-cell>
          <table:table-cell office:value-type="float" office:value="32745182122.150005" table:style-name="ce18">
            <text:p>32.745.182.1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174548.8899999997" table:style-name="ce17">
            <text:p>6.174.549<text:s/></text:p>
          </table:table-cell>
          <table:table-cell office:value-type="float" office:value="19134115.140000001" table:style-name="ce17">
            <text:p>19.134.115<text:s/></text:p>
          </table:table-cell>
          <table:table-cell office:value-type="float" office:value="23252216.73" table:style-name="ce17">
            <text:p>23.252.217<text:s/></text:p>
          </table:table-cell>
          <table:table-cell office:value-type="float" office:value="4618863.6100000003" table:style-name="ce17">
            <text:p>4.618.864<text:s/></text:p>
          </table:table-cell>
          <table:table-cell office:value-type="float" office:value="82677408.810000002" table:style-name="ce17">
            <text:p>82.677.409<text:s/></text:p>
          </table:table-cell>
          <table:table-cell office:value-type="float" office:value="46104301.460000001" table:style-name="ce17">
            <text:p>46.104.301<text:s/></text:p>
          </table:table-cell>
          <table:table-cell office:value-type="float" office:value="75046417.890000001" table:style-name="ce17">
            <text:p>75.046.418<text:s/></text:p>
          </table:table-cell>
          <table:table-cell office:value-type="float" office:value="42510439.329999998" table:style-name="ce17">
            <text:p>42.510.439<text:s/></text:p>
          </table:table-cell>
          <table:table-cell office:value-type="float" office:value="67988300.719999999" table:style-name="ce17">
            <text:p>67.988.301<text:s/></text:p>
          </table:table-cell>
          <table:table-cell office:value-type="float" office:value="30584421.18" table:style-name="ce17">
            <text:p>30.584.421<text:s/></text:p>
          </table:table-cell>
          <table:table-cell office:value-type="float" office:value="271294888.01999998" table:style-name="ce17">
            <text:p>271.294.888<text:s/></text:p>
          </table:table-cell>
          <table:table-cell office:value-type="float" office:value="42490014.229999997" table:style-name="ce17">
            <text:p>42.490.014<text:s/></text:p>
          </table:table-cell>
          <table:table-cell office:value-type="float" office:value="38948943.75" table:style-name="ce17">
            <text:p>38.948.944<text:s/></text:p>
          </table:table-cell>
          <table:table-cell office:value-type="float" office:value="34717978.210000001" table:style-name="ce17">
            <text:p>34.717.978<text:s/></text:p>
          </table:table-cell>
          <table:table-cell office:value-type="float" office:value="31644151.18" table:style-name="ce17">
            <text:p>31.644.151<text:s/></text:p>
          </table:table-cell>
          <table:table-cell office:value-type="float" office:value="66079453.020000003" table:style-name="ce17">
            <text:p>66.079.453<text:s/></text:p>
          </table:table-cell>
          <table:table-cell office:value-type="float" office:value="19946949.719999999" table:style-name="ce17">
            <text:p>19.946.950<text:s/></text:p>
          </table:table-cell>
          <table:table-cell office:value-type="float" office:value="166962617.80000001" table:style-name="ce17">
            <text:p>166.962.618<text:s/></text:p>
          </table:table-cell>
          <table:table-cell office:value-type="float" office:value="435275578.49000001" table:style-name="ce17">
            <text:p>435.275.578<text:s/></text:p>
          </table:table-cell>
          <table:table-cell office:value-type="float" office:value="26315999.940000001" table:style-name="ce17">
            <text:p>26.316.000<text:s/></text:p>
          </table:table-cell>
          <table:table-cell office:value-type="float" office:value="13537480.710000001" table:style-name="ce17">
            <text:p>13.537.481<text:s/></text:p>
          </table:table-cell>
          <table:table-cell office:value-type="float" office:value="4401768.42" table:style-name="ce17">
            <text:p>4.401.768<text:s/></text:p>
          </table:table-cell>
          <table:table-cell office:value-type="float" office:value="196556820.87" table:style-name="ce17">
            <text:p>196.556.821<text:s/></text:p>
          </table:table-cell>
          <table:table-cell office:value-type="float" office:value="111971512.34999999" table:style-name="ce17">
            <text:p>111.971.512<text:s/></text:p>
          </table:table-cell>
          <table:table-cell office:value-type="float" office:value="21411304.68" table:style-name="ce17">
            <text:p>21.411.305<text:s/></text:p>
          </table:table-cell>
          <table:table-cell office:value-type="float" office:value="1205502325.49" table:style-name="ce17">
            <text:p>1.205.502.325<text:s/></text:p>
          </table:table-cell>
          <table:table-cell office:value-type="float" office:value="8868710.3599999994" table:style-name="ce17">
            <text:p>8.868.710<text:s/></text:p>
          </table:table-cell>
          <table:table-cell office:value-type="float" office:value="3094017531.0000005" table:style-name="ce18">
            <text:p>3.094.017.5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621321.5599999996" table:style-name="ce17">
            <text:p>5.621.322<text:s/></text:p>
          </table:table-cell>
          <table:table-cell office:value-type="float" office:value="20066395.760000002" table:style-name="ce17">
            <text:p>20.066.396<text:s/></text:p>
          </table:table-cell>
          <table:table-cell office:value-type="float" office:value="109751862.93000001" table:style-name="ce17">
            <text:p>109.751.863<text:s/></text:p>
          </table:table-cell>
          <table:table-cell office:value-type="float" office:value="6826965.1200000001" table:style-name="ce17">
            <text:p>6.826.965<text:s/></text:p>
          </table:table-cell>
          <table:table-cell office:value-type="float" office:value="127841196.59999999" table:style-name="ce17">
            <text:p>127.841.197<text:s/></text:p>
          </table:table-cell>
          <table:table-cell office:value-type="float" office:value="136413337.38" table:style-name="ce17">
            <text:p>136.413.337<text:s/></text:p>
          </table:table-cell>
          <table:table-cell office:value-type="float" office:value="1881681599.8500001" table:style-name="ce17">
            <text:p>1.881.681.600<text:s/></text:p>
          </table:table-cell>
          <table:table-cell office:value-type="float" office:value="108340312.73999999" table:style-name="ce17">
            <text:p>108.340.313<text:s/></text:p>
          </table:table-cell>
          <table:table-cell office:value-type="float" office:value="133306456.01000001" table:style-name="ce17">
            <text:p>133.306.456<text:s/></text:p>
          </table:table-cell>
          <table:table-cell office:value-type="float" office:value="38338519.109999999" table:style-name="ce17">
            <text:p>38.338.519<text:s/></text:p>
          </table:table-cell>
          <table:table-cell office:value-type="float" office:value="1121677331.9000001" table:style-name="ce17">
            <text:p>1.121.677.332<text:s/></text:p>
          </table:table-cell>
          <table:table-cell office:value-type="float" office:value="53151654.950000003" table:style-name="ce17">
            <text:p>53.151.655<text:s/></text:p>
          </table:table-cell>
          <table:table-cell office:value-type="float" office:value="75139269.140000001" table:style-name="ce17">
            <text:p>75.139.269<text:s/></text:p>
          </table:table-cell>
          <table:table-cell office:value-type="float" office:value="89938393.519999996" table:style-name="ce17">
            <text:p>89.938.394<text:s/></text:p>
          </table:table-cell>
          <table:table-cell office:value-type="float" office:value="30735058.030000001" table:style-name="ce17">
            <text:p>30.735.058<text:s/></text:p>
          </table:table-cell>
          <table:table-cell office:value-type="float" office:value="159648945.68000001" table:style-name="ce17">
            <text:p>159.648.946<text:s/></text:p>
          </table:table-cell>
          <table:table-cell office:value-type="float" office:value="24156854.77" table:style-name="ce17">
            <text:p>24.156.855<text:s/></text:p>
          </table:table-cell>
          <table:table-cell office:value-type="float" office:value="408201044.54000002" table:style-name="ce17">
            <text:p>408.201.045<text:s/></text:p>
          </table:table-cell>
          <table:table-cell office:value-type="float" office:value="2860119566.5500002" table:style-name="ce17">
            <text:p>2.860.119.567<text:s/></text:p>
          </table:table-cell>
          <table:table-cell office:value-type="float" office:value="33563677.149999999" table:style-name="ce17">
            <text:p>33.563.677<text:s/></text:p>
          </table:table-cell>
          <table:table-cell office:value-type="float" office:value="18285990.940000001" table:style-name="ce17">
            <text:p>18.285.991<text:s/></text:p>
          </table:table-cell>
          <table:table-cell office:value-type="float" office:value="5895353.6200000001" table:style-name="ce17">
            <text:p>5.895.354<text:s/></text:p>
          </table:table-cell>
          <table:table-cell office:value-type="float" office:value="493684062.01999998" table:style-name="ce17">
            <text:p>493.684.062<text:s/></text:p>
          </table:table-cell>
          <table:table-cell office:value-type="float" office:value="327572856.08999997" table:style-name="ce17">
            <text:p>327.572.856<text:s/></text:p>
          </table:table-cell>
          <table:table-cell office:value-type="float" office:value="22118744.899999999" table:style-name="ce17">
            <text:p>22.118.745<text:s/></text:p>
          </table:table-cell>
          <table:table-cell office:value-type="float" office:value="5142810067.2799997" table:style-name="ce17">
            <text:p>5.142.810.067<text:s/></text:p>
          </table:table-cell>
          <table:table-cell office:value-type="float" office:value="15248187.060000001" table:style-name="ce17">
            <text:p>15.248.187<text:s/></text:p>
          </table:table-cell>
          <table:table-cell office:value-type="float" office:value="13450135025.199999" table:style-name="ce18">
            <text:p>13.450.135.0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5604.02" table:style-name="ce17">
            <text:p>5.604<text:s/></text:p>
          </table:table-cell>
          <table:table-cell office:value-type="float" office:value="8730.2099999999991" table:style-name="ce17">
            <text:p>8.730<text:s/></text:p>
          </table:table-cell>
          <table:table-cell office:value-type="float" office:value="899878.95" table:style-name="ce17">
            <text:p>899.8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79264.4300000002" table:style-name="ce17">
            <text:p>2.679.264<text:s/></text:p>
          </table:table-cell>
          <table:table-cell office:value-type="float" office:value="26083592.780000001" table:style-name="ce17">
            <text:p>26.083.593<text:s/></text:p>
          </table:table-cell>
          <table:table-cell office:value-type="float" office:value="675021430.58000004" table:style-name="ce17">
            <text:p>675.021.431<text:s/></text:p>
          </table:table-cell>
          <table:table-cell office:value-type="float" office:value="7198102" table:style-name="ce17">
            <text:p>7.198.102<text:s/></text:p>
          </table:table-cell>
          <table:table-cell office:value-type="float" office:value="696191.82" table:style-name="ce17">
            <text:p>696.192<text:s/></text:p>
          </table:table-cell>
          <table:table-cell office:value-type="float" office:value="814.09" table:style-name="ce17">
            <text:p>814<text:s/></text:p>
          </table:table-cell>
          <table:table-cell office:value-type="float" office:value="16175724.26" table:style-name="ce17">
            <text:p>16.175.724<text:s/></text:p>
          </table:table-cell>
          <table:table-cell office:value-type="float" office:value="188028.44" table:style-name="ce17">
            <text:p>188.028<text:s/></text:p>
          </table:table-cell>
          <table:table-cell office:value-type="float" office:value="524895.16" table:style-name="ce17">
            <text:p>524.895<text:s/></text:p>
          </table:table-cell>
          <table:table-cell office:value-type="float" office:value="16144640.210000001" table:style-name="ce17">
            <text:p>16.144.640<text:s/></text:p>
          </table:table-cell>
          <table:table-cell office:value-type="float" office:value="39051.279999999999" table:style-name="ce17">
            <text:p>39.051<text:s/></text:p>
          </table:table-cell>
          <table:table-cell office:value-type="float" office:value="7766960.96" table:style-name="ce17">
            <text:p>7.766.9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719210.02" table:style-name="ce17">
            <text:p>21.719.210<text:s/></text:p>
          </table:table-cell>
          <table:table-cell office:value-type="float" office:value="236899911.24000001" table:style-name="ce17">
            <text:p>236.899.911<text:s/></text:p>
          </table:table-cell>
          <table:table-cell office:value-type="float" office:value="71383.92" table:style-name="ce17">
            <text:p>71.384<text:s/></text:p>
          </table:table-cell>
          <table:table-cell office:value-type="float" office:value="205170.23" table:style-name="ce17">
            <text:p>205.170<text:s/></text:p>
          </table:table-cell>
          <table:table-cell office:value-type="float" office:value="786.53" table:style-name="ce17">
            <text:p>787<text:s/></text:p>
          </table:table-cell>
          <table:table-cell office:value-type="float" office:value="34459632.590000004" table:style-name="ce17">
            <text:p>34.459.633<text:s/></text:p>
          </table:table-cell>
          <table:table-cell office:value-type="float" office:value="1912775.69" table:style-name="ce17">
            <text:p>1.912.776<text:s/></text:p>
          </table:table-cell>
          <table:table-cell office:value-type="float" office:value="2159623.5099999998" table:style-name="ce17">
            <text:p>2.159.624<text:s/></text:p>
          </table:table-cell>
          <table:table-cell office:value-type="float" office:value="1468038451.1800001" table:style-name="ce17">
            <text:p>1.468.038.4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18899854.1000004" table:style-name="ce18">
            <text:p>2.518.899.8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615717.540000001" table:style-name="ce17">
            <text:p>5.615.718<text:s/></text:p>
          </table:table-cell>
          <table:table-cell office:value-type="float" office:value="20057665.550000001" table:style-name="ce17">
            <text:p>20.057.666<text:s/></text:p>
          </table:table-cell>
          <table:table-cell office:value-type="float" office:value="108851983.97999999" table:style-name="ce17">
            <text:p>108.851.984<text:s/></text:p>
          </table:table-cell>
          <table:table-cell office:value-type="float" office:value="6826965.1200000001" table:style-name="ce17">
            <text:p>6.826.965<text:s/></text:p>
          </table:table-cell>
          <table:table-cell office:value-type="float" office:value="125161932.17" table:style-name="ce17">
            <text:p>125.161.932<text:s/></text:p>
          </table:table-cell>
          <table:table-cell office:value-type="float" office:value="110329744.59999999" table:style-name="ce17">
            <text:p>110.329.745<text:s/></text:p>
          </table:table-cell>
          <table:table-cell office:value-type="float" office:value="1206660169.27" table:style-name="ce17">
            <text:p>1.206.660.169<text:s/></text:p>
          </table:table-cell>
          <table:table-cell office:value-type="float" office:value="101142210.73999999" table:style-name="ce17">
            <text:p>101.142.211<text:s/></text:p>
          </table:table-cell>
          <table:table-cell office:value-type="float" office:value="132610264.19" table:style-name="ce17">
            <text:p>132.610.264<text:s/></text:p>
          </table:table-cell>
          <table:table-cell office:value-type="float" office:value="38337705.020000003" table:style-name="ce17">
            <text:p>38.337.705<text:s/></text:p>
          </table:table-cell>
          <table:table-cell office:value-type="float" office:value="1105501607.6400001" table:style-name="ce17">
            <text:p>1.105.501.608<text:s/></text:p>
          </table:table-cell>
          <table:table-cell office:value-type="float" office:value="52963626.510000005" table:style-name="ce17">
            <text:p>52.963.627<text:s/></text:p>
          </table:table-cell>
          <table:table-cell office:value-type="float" office:value="74614373.980000004" table:style-name="ce17">
            <text:p>74.614.374<text:s/></text:p>
          </table:table-cell>
          <table:table-cell office:value-type="float" office:value="73793753.310000002" table:style-name="ce17">
            <text:p>73.793.753<text:s/></text:p>
          </table:table-cell>
          <table:table-cell office:value-type="float" office:value="30696006.749999996" table:style-name="ce17">
            <text:p>30.696.007<text:s/></text:p>
          </table:table-cell>
          <table:table-cell office:value-type="float" office:value="151881984.72000003" table:style-name="ce17">
            <text:p>151.881.985<text:s/></text:p>
          </table:table-cell>
          <table:table-cell office:value-type="float" office:value="24156854.77" table:style-name="ce17">
            <text:p>24.156.855<text:s/></text:p>
          </table:table-cell>
          <table:table-cell office:value-type="float" office:value="386481834.52000004" table:style-name="ce17">
            <text:p>386.481.835<text:s/></text:p>
          </table:table-cell>
          <table:table-cell office:value-type="float" office:value="2623219655.3099999" table:style-name="ce17">
            <text:p>2.623.219.655<text:s/></text:p>
          </table:table-cell>
          <table:table-cell office:value-type="float" office:value="33492293.230000004" table:style-name="ce17">
            <text:p>33.492.293<text:s/></text:p>
          </table:table-cell>
          <table:table-cell office:value-type="float" office:value="18080820.710000001" table:style-name="ce17">
            <text:p>18.080.821<text:s/></text:p>
          </table:table-cell>
          <table:table-cell office:value-type="float" office:value="5894567.0899999989" table:style-name="ce17">
            <text:p>5.894.567<text:s/></text:p>
          </table:table-cell>
          <table:table-cell office:value-type="float" office:value="459224429.42999995" table:style-name="ce17">
            <text:p>459.224.429<text:s/></text:p>
          </table:table-cell>
          <table:table-cell office:value-type="float" office:value="325660080.39999998" table:style-name="ce17">
            <text:p>325.660.080<text:s/></text:p>
          </table:table-cell>
          <table:table-cell office:value-type="float" office:value="19959121.390000001" table:style-name="ce17">
            <text:p>19.959.121<text:s/></text:p>
          </table:table-cell>
          <table:table-cell office:value-type="float" office:value="3674771616.0999999" table:style-name="ce17">
            <text:p>3.674.771.616<text:s/></text:p>
          </table:table-cell>
          <table:table-cell office:value-type="float" office:value="15248187.060000001" table:style-name="ce17">
            <text:p>15.248.187<text:s/></text:p>
          </table:table-cell>
          <table:table-cell office:value-type="float" office:value="10931235171.1" table:style-name="ce18">
            <text:p>10.931.235.1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680584.1300000008" table:style-name="ce17">
            <text:p>8.680.584<text:s/></text:p>
          </table:table-cell>
          <table:table-cell office:value-type="float" office:value="35599818.939999998" table:style-name="ce17">
            <text:p>35.599.819<text:s/></text:p>
          </table:table-cell>
          <table:table-cell office:value-type="float" office:value="112062825.40000001" table:style-name="ce17">
            <text:p>112.062.825<text:s/></text:p>
          </table:table-cell>
          <table:table-cell office:value-type="float" office:value="5594649.9400000004" table:style-name="ce17">
            <text:p>5.594.650<text:s/></text:p>
          </table:table-cell>
          <table:table-cell office:value-type="float" office:value="179112411.81999999" table:style-name="ce17">
            <text:p>179.112.412<text:s/></text:p>
          </table:table-cell>
          <table:table-cell office:value-type="float" office:value="157078481.99000001" table:style-name="ce17">
            <text:p>157.078.482<text:s/></text:p>
          </table:table-cell>
          <table:table-cell office:value-type="float" office:value="3635884036.0500002" table:style-name="ce17">
            <text:p>3.635.884.036<text:s/></text:p>
          </table:table-cell>
          <table:table-cell office:value-type="float" office:value="114618344.51000001" table:style-name="ce17">
            <text:p>114.618.345<text:s/></text:p>
          </table:table-cell>
          <table:table-cell office:value-type="float" office:value="127357129.65000001" table:style-name="ce17">
            <text:p>127.357.130<text:s/></text:p>
          </table:table-cell>
          <table:table-cell office:value-type="float" office:value="43704879.100000001" table:style-name="ce17">
            <text:p>43.704.879<text:s/></text:p>
          </table:table-cell>
          <table:table-cell office:value-type="float" office:value="543543019.71000004" table:style-name="ce17">
            <text:p>543.543.020<text:s/></text:p>
          </table:table-cell>
          <table:table-cell office:value-type="float" office:value="54703631.390000001" table:style-name="ce17">
            <text:p>54.703.631<text:s/></text:p>
          </table:table-cell>
          <table:table-cell office:value-type="float" office:value="80073035.269999996" table:style-name="ce17">
            <text:p>80.073.035<text:s/></text:p>
          </table:table-cell>
          <table:table-cell office:value-type="float" office:value="84101186.280000001" table:style-name="ce17">
            <text:p>84.101.186<text:s/></text:p>
          </table:table-cell>
          <table:table-cell office:value-type="float" office:value="57471476.630000003" table:style-name="ce17">
            <text:p>57.471.477<text:s/></text:p>
          </table:table-cell>
          <table:table-cell office:value-type="float" office:value="158218658.13" table:style-name="ce17">
            <text:p>158.218.658<text:s/></text:p>
          </table:table-cell>
          <table:table-cell office:value-type="float" office:value="27089369.960000001" table:style-name="ce17">
            <text:p>27.089.370<text:s/></text:p>
          </table:table-cell>
          <table:table-cell office:value-type="float" office:value="430374762.5" table:style-name="ce17">
            <text:p>430.374.763<text:s/></text:p>
          </table:table-cell>
          <table:table-cell office:value-type="float" office:value="2945476078.7199998" table:style-name="ce17">
            <text:p>2.945.476.079<text:s/></text:p>
          </table:table-cell>
          <table:table-cell office:value-type="float" office:value="49309049.43" table:style-name="ce17">
            <text:p>49.309.049<text:s/></text:p>
          </table:table-cell>
          <table:table-cell office:value-type="float" office:value="22904779.43" table:style-name="ce17">
            <text:p>22.904.779<text:s/></text:p>
          </table:table-cell>
          <table:table-cell office:value-type="float" office:value="6375054.1500000004" table:style-name="ce17">
            <text:p>6.375.054<text:s/></text:p>
          </table:table-cell>
          <table:table-cell office:value-type="float" office:value="540191830.41999996" table:style-name="ce17">
            <text:p>540.191.830<text:s/></text:p>
          </table:table-cell>
          <table:table-cell office:value-type="float" office:value="277053850.23000002" table:style-name="ce17">
            <text:p>277.053.850<text:s/></text:p>
          </table:table-cell>
          <table:table-cell office:value-type="float" office:value="34898040.259999998" table:style-name="ce17">
            <text:p>34.898.040<text:s/></text:p>
          </table:table-cell>
          <table:table-cell office:value-type="float" office:value="6455068650.7399998" table:style-name="ce17">
            <text:p>6.455.068.651<text:s/></text:p>
          </table:table-cell>
          <table:table-cell office:value-type="float" office:value="14483931.17" table:style-name="ce17">
            <text:p>14.483.931<text:s/></text:p>
          </table:table-cell>
          <table:table-cell office:value-type="float" office:value="16201029565.950001" table:style-name="ce18">
            <text:p>16.201.029.5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609418.8200000003" table:style-name="ce17">
            <text:p>7.609.419<text:s/></text:p>
          </table:table-cell>
          <table:table-cell office:value-type="float" office:value="29409018.489999998" table:style-name="ce17">
            <text:p>29.409.018<text:s/></text:p>
          </table:table-cell>
          <table:table-cell office:value-type="float" office:value="70278879.920000002" table:style-name="ce17">
            <text:p>70.278.880<text:s/></text:p>
          </table:table-cell>
          <table:table-cell office:value-type="float" office:value="5105595.3099999996" table:style-name="ce17">
            <text:p>5.105.595<text:s/></text:p>
          </table:table-cell>
          <table:table-cell office:value-type="float" office:value="136152421.31" table:style-name="ce17">
            <text:p>136.152.421<text:s/></text:p>
          </table:table-cell>
          <table:table-cell office:value-type="float" office:value="127317795.83" table:style-name="ce17">
            <text:p>127.317.796<text:s/></text:p>
          </table:table-cell>
          <table:table-cell office:value-type="float" office:value="3107263566.25" table:style-name="ce17">
            <text:p>3.107.263.566<text:s/></text:p>
          </table:table-cell>
          <table:table-cell office:value-type="float" office:value="79848518.640000001" table:style-name="ce17">
            <text:p>79.848.519<text:s/></text:p>
          </table:table-cell>
          <table:table-cell office:value-type="float" office:value="104943837.48999999" table:style-name="ce17">
            <text:p>104.943.837<text:s/></text:p>
          </table:table-cell>
          <table:table-cell office:value-type="float" office:value="35424240.329999998" table:style-name="ce17">
            <text:p>35.424.240<text:s/></text:p>
          </table:table-cell>
          <table:table-cell office:value-type="float" office:value="415336749.22000003" table:style-name="ce17">
            <text:p>415.336.749<text:s/></text:p>
          </table:table-cell>
          <table:table-cell office:value-type="float" office:value="43825661.600000001" table:style-name="ce17">
            <text:p>43.825.662<text:s/></text:p>
          </table:table-cell>
          <table:table-cell office:value-type="float" office:value="67994181.290000007" table:style-name="ce17">
            <text:p>67.994.181<text:s/></text:p>
          </table:table-cell>
          <table:table-cell office:value-type="float" office:value="72932111.469999999" table:style-name="ce17">
            <text:p>72.932.111<text:s/></text:p>
          </table:table-cell>
          <table:table-cell office:value-type="float" office:value="53434057.850000001" table:style-name="ce17">
            <text:p>53.434.058<text:s/></text:p>
          </table:table-cell>
          <table:table-cell office:value-type="float" office:value="132145555.34999999" table:style-name="ce17">
            <text:p>132.145.555<text:s/></text:p>
          </table:table-cell>
          <table:table-cell office:value-type="float" office:value="24109599.609999999" table:style-name="ce17">
            <text:p>24.109.600<text:s/></text:p>
          </table:table-cell>
          <table:table-cell office:value-type="float" office:value="314405829" table:style-name="ce17">
            <text:p>314.405.829<text:s/></text:p>
          </table:table-cell>
          <table:table-cell office:value-type="float" office:value="1332204926.0899999" table:style-name="ce17">
            <text:p>1.332.204.926<text:s/></text:p>
          </table:table-cell>
          <table:table-cell office:value-type="float" office:value="44369020.060000002" table:style-name="ce17">
            <text:p>44.369.020<text:s/></text:p>
          </table:table-cell>
          <table:table-cell office:value-type="float" office:value="19520462.300000001" table:style-name="ce17">
            <text:p>19.520.462<text:s/></text:p>
          </table:table-cell>
          <table:table-cell office:value-type="float" office:value="5813371.5099999998" table:style-name="ce17">
            <text:p>5.813.372<text:s/></text:p>
          </table:table-cell>
          <table:table-cell office:value-type="float" office:value="396005680.81" table:style-name="ce17">
            <text:p>396.005.681<text:s/></text:p>
          </table:table-cell>
          <table:table-cell office:value-type="float" office:value="209389971.02000001" table:style-name="ce17">
            <text:p>209.389.971<text:s/></text:p>
          </table:table-cell>
          <table:table-cell office:value-type="float" office:value="27430407.690000001" table:style-name="ce17">
            <text:p>27.430.408<text:s/></text:p>
          </table:table-cell>
          <table:table-cell office:value-type="float" office:value="2889933951.1999998" table:style-name="ce17">
            <text:p>2.889.933.951<text:s/></text:p>
          </table:table-cell>
          <table:table-cell office:value-type="float" office:value="12917684.689999999" table:style-name="ce17">
            <text:p>12.917.685<text:s/></text:p>
          </table:table-cell>
          <table:table-cell office:value-type="float" office:value="9765122513.1500015" table:style-name="ce18">
            <text:p>9.765.122.5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26813.5" table:style-name="ce17">
            <text:p>526.814<text:s/></text:p>
          </table:table-cell>
          <table:table-cell office:value-type="float" office:value="4154192.21" table:style-name="ce17">
            <text:p>4.154.192<text:s/></text:p>
          </table:table-cell>
          <table:table-cell office:value-type="float" office:value="8283618.2599999998" table:style-name="ce17">
            <text:p>8.283.618<text:s/></text:p>
          </table:table-cell>
          <table:table-cell office:value-type="float" office:value="112610" table:style-name="ce17">
            <text:p>112.610<text:s/></text:p>
          </table:table-cell>
          <table:table-cell office:value-type="float" office:value="11415220.289999999" table:style-name="ce17">
            <text:p>11.415.220<text:s/></text:p>
          </table:table-cell>
          <table:table-cell office:value-type="float" office:value="13777938.33" table:style-name="ce17">
            <text:p>13.777.938<text:s/></text:p>
          </table:table-cell>
          <table:table-cell office:value-type="float" office:value="324250242.88" table:style-name="ce17">
            <text:p>324.250.243<text:s/></text:p>
          </table:table-cell>
          <table:table-cell office:value-type="float" office:value="15717895.32" table:style-name="ce17">
            <text:p>15.717.895<text:s/></text:p>
          </table:table-cell>
          <table:table-cell office:value-type="float" office:value="10377951.34" table:style-name="ce17">
            <text:p>10.377.951<text:s/></text:p>
          </table:table-cell>
          <table:table-cell office:value-type="float" office:value="798968.46" table:style-name="ce17">
            <text:p>798.968<text:s/></text:p>
          </table:table-cell>
          <table:table-cell office:value-type="float" office:value="64636717.560000002" table:style-name="ce17">
            <text:p>64.636.718<text:s/></text:p>
          </table:table-cell>
          <table:table-cell office:value-type="float" office:value="3873374.66" table:style-name="ce17">
            <text:p>3.873.375<text:s/></text:p>
          </table:table-cell>
          <table:table-cell office:value-type="float" office:value="5741784.1200000001" table:style-name="ce17">
            <text:p>5.741.784<text:s/></text:p>
          </table:table-cell>
          <table:table-cell office:value-type="float" office:value="4823370.49" table:style-name="ce17">
            <text:p>4.823.370<text:s/></text:p>
          </table:table-cell>
          <table:table-cell office:value-type="float" office:value="1741052.14" table:style-name="ce17">
            <text:p>1.741.052<text:s/></text:p>
          </table:table-cell>
          <table:table-cell office:value-type="float" office:value="11059880.32" table:style-name="ce17">
            <text:p>11.059.880<text:s/></text:p>
          </table:table-cell>
          <table:table-cell office:value-type="float" office:value="812009.84" table:style-name="ce17">
            <text:p>812.010<text:s/></text:p>
          </table:table-cell>
          <table:table-cell office:value-type="float" office:value="55537704.350000001" table:style-name="ce17">
            <text:p>55.537.704<text:s/></text:p>
          </table:table-cell>
          <table:table-cell office:value-type="float" office:value="911609004.00999999" table:style-name="ce17">
            <text:p>911.609.004<text:s/></text:p>
          </table:table-cell>
          <table:table-cell office:value-type="float" office:value="2639833.46" table:style-name="ce17">
            <text:p>2.639.833<text:s/></text:p>
          </table:table-cell>
          <table:table-cell office:value-type="float" office:value="2095398.56" table:style-name="ce17">
            <text:p>2.095.399<text:s/></text:p>
          </table:table-cell>
          <table:table-cell office:value-type="float" office:value="160018.06" table:style-name="ce17">
            <text:p>160.018<text:s/></text:p>
          </table:table-cell>
          <table:table-cell office:value-type="float" office:value="87913306.230000004" table:style-name="ce17">
            <text:p>87.913.306<text:s/></text:p>
          </table:table-cell>
          <table:table-cell office:value-type="float" office:value="38497178.950000003" table:style-name="ce17">
            <text:p>38.497.179<text:s/></text:p>
          </table:table-cell>
          <table:table-cell office:value-type="float" office:value="2950367.96" table:style-name="ce17">
            <text:p>2.950.368<text:s/></text:p>
          </table:table-cell>
          <table:table-cell office:value-type="float" office:value="1798809276.1900001" table:style-name="ce17">
            <text:p>1.798.809.276<text:s/></text:p>
          </table:table-cell>
          <table:table-cell office:value-type="float" office:value="595112.77" table:style-name="ce17">
            <text:p>595.113<text:s/></text:p>
          </table:table-cell>
          <table:table-cell office:value-type="float" office:value="3382910840.2599998" table:style-name="ce18">
            <text:p>3.382.910.8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392.6799999999998" table:style-name="ce17">
            <text:p>2.393<text:s/></text:p>
          </table:table-cell>
          <table:table-cell office:value-type="float" office:value="215100.04" table:style-name="ce17">
            <text:p>215.100<text:s/></text:p>
          </table:table-cell>
          <table:table-cell office:value-type="float" office:value="10528187.49" table:style-name="ce17">
            <text:p>10.528.187<text:s/></text:p>
          </table:table-cell>
          <table:table-cell office:value-type="float" office:value="2894.15" table:style-name="ce17">
            <text:p>2.894<text:s/></text:p>
          </table:table-cell>
          <table:table-cell office:value-type="float" office:value="17469118.260000002" table:style-name="ce17">
            <text:p>17.469.118<text:s/></text:p>
          </table:table-cell>
          <table:table-cell office:value-type="float" office:value="4653173.51" table:style-name="ce17">
            <text:p>4.653.174<text:s/></text:p>
          </table:table-cell>
          <table:table-cell office:value-type="float" office:value="44084759.620000005" table:style-name="ce17">
            <text:p>44.084.760<text:s/></text:p>
          </table:table-cell>
          <table:table-cell office:value-type="float" office:value="10224497.210000001" table:style-name="ce17">
            <text:p>10.224.497<text:s/></text:p>
          </table:table-cell>
          <table:table-cell office:value-type="float" office:value="4913088.5" table:style-name="ce17">
            <text:p>4.913.089<text:s/></text:p>
          </table:table-cell>
          <table:table-cell office:value-type="float" office:value="4756605.79" table:style-name="ce17">
            <text:p>4.756.606<text:s/></text:p>
          </table:table-cell>
          <table:table-cell office:value-type="float" office:value="28855854.960000001" table:style-name="ce17">
            <text:p>28.855.855<text:s/></text:p>
          </table:table-cell>
          <table:table-cell office:value-type="float" office:value="4343177.9400000004" table:style-name="ce17">
            <text:p>4.343.178<text:s/></text:p>
          </table:table-cell>
          <table:table-cell office:value-type="float" office:value="1976465.38" table:style-name="ce17">
            <text:p>1.976.465<text:s/></text:p>
          </table:table-cell>
          <table:table-cell office:value-type="float" office:value="2275260.98" table:style-name="ce17">
            <text:p>2.275.261<text:s/></text:p>
          </table:table-cell>
          <table:table-cell office:value-type="float" office:value="505846.57" table:style-name="ce17">
            <text:p>505.847<text:s/></text:p>
          </table:table-cell>
          <table:table-cell office:value-type="float" office:value="5815984.1699999999" table:style-name="ce17">
            <text:p>5.815.984<text:s/></text:p>
          </table:table-cell>
          <table:table-cell office:value-type="float" office:value="105683.18" table:style-name="ce17">
            <text:p>105.683<text:s/></text:p>
          </table:table-cell>
          <table:table-cell office:value-type="float" office:value="36829692.219999999" table:style-name="ce17">
            <text:p>36.829.692<text:s/></text:p>
          </table:table-cell>
          <table:table-cell office:value-type="float" office:value="590575616.50999999" table:style-name="ce17">
            <text:p>590.575.617<text:s/></text:p>
          </table:table-cell>
          <table:table-cell office:value-type="float" office:value="556457" table:style-name="ce17">
            <text:p>556.457<text:s/></text:p>
          </table:table-cell>
          <table:table-cell office:value-type="float" office:value="128934.96" table:style-name="ce17">
            <text:p>128.935<text:s/></text:p>
          </table:table-cell>
          <table:table-cell office:value-type="float" office:value="18935.349999999999" table:style-name="ce17">
            <text:p>18.935<text:s/></text:p>
          </table:table-cell>
          <table:table-cell office:value-type="float" office:value="22815985.449999999" table:style-name="ce17">
            <text:p>22.815.985<text:s/></text:p>
          </table:table-cell>
          <table:table-cell office:value-type="float" office:value="11357189.35" table:style-name="ce17">
            <text:p>11.357.189<text:s/></text:p>
          </table:table-cell>
          <table:table-cell office:value-type="float" office:value="2121791.09" table:style-name="ce17">
            <text:p>2.121.791<text:s/></text:p>
          </table:table-cell>
          <table:table-cell office:value-type="float" office:value="1261264648.23" table:style-name="ce17">
            <text:p>1.261.264.648<text:s/></text:p>
          </table:table-cell>
          <table:table-cell office:value-type="float" office:value="139212.32" table:style-name="ce17">
            <text:p>139.212<text:s/></text:p>
          </table:table-cell>
          <table:table-cell office:value-type="float" office:value="2066536552.9100001" table:style-name="ce18">
            <text:p>2.066.536.5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41959.13" table:style-name="ce17">
            <text:p>541.959<text:s/></text:p>
          </table:table-cell>
          <table:table-cell office:value-type="float" office:value="1821508.2" table:style-name="ce17">
            <text:p>1.821.508<text:s/></text:p>
          </table:table-cell>
          <table:table-cell office:value-type="float" office:value="22972139.729999997" table:style-name="ce17">
            <text:p>22.972.140<text:s/></text:p>
          </table:table-cell>
          <table:table-cell office:value-type="float" office:value="373550.48" table:style-name="ce17">
            <text:p>373.550<text:s/></text:p>
          </table:table-cell>
          <table:table-cell office:value-type="float" office:value="14075651.960000001" table:style-name="ce17">
            <text:p>14.075.652<text:s/></text:p>
          </table:table-cell>
          <table:table-cell office:value-type="float" office:value="11329574.32" table:style-name="ce17">
            <text:p>11.329.574<text:s/></text:p>
          </table:table-cell>
          <table:table-cell office:value-type="float" office:value="160285467.30000001" table:style-name="ce17">
            <text:p>160.285.467<text:s/></text:p>
          </table:table-cell>
          <table:table-cell office:value-type="float" office:value="8827433.3399999999" table:style-name="ce17">
            <text:p>8.827.433<text:s/></text:p>
          </table:table-cell>
          <table:table-cell office:value-type="float" office:value="7122252.3200000003" table:style-name="ce17">
            <text:p>7.122.252<text:s/></text:p>
          </table:table-cell>
          <table:table-cell office:value-type="float" office:value="2725064.52" table:style-name="ce17">
            <text:p>2.725.065<text:s/></text:p>
          </table:table-cell>
          <table:table-cell office:value-type="float" office:value="34713697.969999999" table:style-name="ce17">
            <text:p>34.713.698<text:s/></text:p>
          </table:table-cell>
          <table:table-cell office:value-type="float" office:value="2661417.19" table:style-name="ce17">
            <text:p>2.661.417<text:s/></text:p>
          </table:table-cell>
          <table:table-cell office:value-type="float" office:value="4360604.4800000004" table:style-name="ce17">
            <text:p>4.360.604<text:s/></text:p>
          </table:table-cell>
          <table:table-cell office:value-type="float" office:value="4070443.34" table:style-name="ce17">
            <text:p>4.070.443<text:s/></text:p>
          </table:table-cell>
          <table:table-cell office:value-type="float" office:value="1790520.07" table:style-name="ce17">
            <text:p>1.790.520<text:s/></text:p>
          </table:table-cell>
          <table:table-cell office:value-type="float" office:value="9197238.290000001" table:style-name="ce17">
            <text:p>9.197.238<text:s/></text:p>
          </table:table-cell>
          <table:table-cell office:value-type="float" office:value="2062077.33" table:style-name="ce17">
            <text:p>2.062.077<text:s/></text:p>
          </table:table-cell>
          <table:table-cell office:value-type="float" office:value="23601536.93" table:style-name="ce17">
            <text:p>23.601.537<text:s/></text:p>
          </table:table-cell>
          <table:table-cell office:value-type="float" office:value="111086532.11" table:style-name="ce17">
            <text:p>111.086.532<text:s/></text:p>
          </table:table-cell>
          <table:table-cell office:value-type="float" office:value="1743738.9100000001" table:style-name="ce17">
            <text:p>1.743.739<text:s/></text:p>
          </table:table-cell>
          <table:table-cell office:value-type="float" office:value="1159983.6100000001" table:style-name="ce17">
            <text:p>1.159.984<text:s/></text:p>
          </table:table-cell>
          <table:table-cell office:value-type="float" office:value="382729.23" table:style-name="ce17">
            <text:p>382.729<text:s/></text:p>
          </table:table-cell>
          <table:table-cell office:value-type="float" office:value="33456857.93" table:style-name="ce17">
            <text:p>33.456.858<text:s/></text:p>
          </table:table-cell>
          <table:table-cell office:value-type="float" office:value="17809510.91" table:style-name="ce17">
            <text:p>17.809.511<text:s/></text:p>
          </table:table-cell>
          <table:table-cell office:value-type="float" office:value="2395473.52" table:style-name="ce17">
            <text:p>2.395.474<text:s/></text:p>
          </table:table-cell>
          <table:table-cell office:value-type="float" office:value="505060775.11999995" table:style-name="ce17">
            <text:p>505.060.775<text:s/></text:p>
          </table:table-cell>
          <table:table-cell office:value-type="float" office:value="831921.39" table:style-name="ce17">
            <text:p>831.921<text:s/></text:p>
          </table:table-cell>
          <table:table-cell office:value-type="float" office:value="986459659.63" table:style-name="ce18">
            <text:p>986.459.6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632940.85" table:style-name="ce17">
            <text:p>632.941<text:s/></text:p>
          </table:table-cell>
          <table:table-cell office:value-type="float" office:value="753420.76" table:style-name="ce17">
            <text:p>753.421<text:s/></text:p>
          </table:table-cell>
          <table:table-cell office:value-type="float" office:value="1152844.47" table:style-name="ce17">
            <text:p>1.152.844<text:s/></text:p>
          </table:table-cell>
          <table:table-cell office:value-type="float" office:value="295222.11" table:style-name="ce17">
            <text:p>295.222<text:s/></text:p>
          </table:table-cell>
          <table:table-cell office:value-type="float" office:value="3942327.91" table:style-name="ce17">
            <text:p>3.942.328<text:s/></text:p>
          </table:table-cell>
          <table:table-cell office:value-type="float" office:value="3423215.21" table:style-name="ce17">
            <text:p>3.423.215<text:s/></text:p>
          </table:table-cell>
          <table:table-cell office:value-type="float" office:value="545174591.05999994" table:style-name="ce17">
            <text:p>545.174.591<text:s/></text:p>
          </table:table-cell>
          <table:table-cell office:value-type="float" office:value="10572139.09" table:style-name="ce17">
            <text:p>10.572.139<text:s/></text:p>
          </table:table-cell>
          <table:table-cell office:value-type="float" office:value="11227110.529999999" table:style-name="ce17">
            <text:p>11.227.111<text:s/></text:p>
          </table:table-cell>
          <table:table-cell office:value-type="float" office:value="452677.16" table:style-name="ce17">
            <text:p>452.677<text:s/></text:p>
          </table:table-cell>
          <table:table-cell office:value-type="float" office:value="102476885.92" table:style-name="ce17">
            <text:p>102.476.886<text:s/></text:p>
          </table:table-cell>
          <table:table-cell office:value-type="float" office:value="7816862.4299999997" table:style-name="ce17">
            <text:p>7.816.862<text:s/></text:p>
          </table:table-cell>
          <table:table-cell office:value-type="float" office:value="16222752.02" table:style-name="ce17">
            <text:p>16.222.752<text:s/></text:p>
          </table:table-cell>
          <table:table-cell office:value-type="float" office:value="12079692.98" table:style-name="ce17">
            <text:p>12.079.693<text:s/></text:p>
          </table:table-cell>
          <table:table-cell office:value-type="float" office:value="1951625.13" table:style-name="ce17">
            <text:p>1.951.625<text:s/></text:p>
          </table:table-cell>
          <table:table-cell office:value-type="float" office:value="13017424.720000001" table:style-name="ce17">
            <text:p>13.017.425<text:s/></text:p>
          </table:table-cell>
          <table:table-cell office:value-type="float" office:value="174429.4" table:style-name="ce17">
            <text:p>174.429<text:s/></text:p>
          </table:table-cell>
          <table:table-cell office:value-type="float" office:value="78098537.620000005" table:style-name="ce17">
            <text:p>78.098.538<text:s/></text:p>
          </table:table-cell>
          <table:table-cell office:value-type="float" office:value="189119175.41" table:style-name="ce17">
            <text:p>189.119.175<text:s/></text:p>
          </table:table-cell>
          <table:table-cell office:value-type="float" office:value="1143243.08" table:style-name="ce17">
            <text:p>1.143.243<text:s/></text:p>
          </table:table-cell>
          <table:table-cell office:value-type="float" office:value="7961450.0700000003" table:style-name="ce17">
            <text:p>7.961.450<text:s/></text:p>
          </table:table-cell>
          <table:table-cell office:value-type="float" office:value="48415.94" table:style-name="ce17">
            <text:p>48.416<text:s/></text:p>
          </table:table-cell>
          <table:table-cell office:value-type="float" office:value="107486952.22" table:style-name="ce17">
            <text:p>107.486.952<text:s/></text:p>
          </table:table-cell>
          <table:table-cell office:value-type="float" office:value="29950051.219999999" table:style-name="ce17">
            <text:p>29.950.051<text:s/></text:p>
          </table:table-cell>
          <table:table-cell office:value-type="float" office:value="4330712.51" table:style-name="ce17">
            <text:p>4.330.713<text:s/></text:p>
          </table:table-cell>
          <table:table-cell office:value-type="float" office:value="2321929813.8600001" table:style-name="ce17">
            <text:p>2.321.929.814<text:s/></text:p>
          </table:table-cell>
          <table:table-cell office:value-type="float" office:value="242537.34" table:style-name="ce17">
            <text:p>242.537<text:s/></text:p>
          </table:table-cell>
          <table:table-cell office:value-type="float" office:value="3471677051.0200005" table:style-name="ce18">
            <text:p>3.471.677.0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5515.19" table:style-name="ce17">
            <text:p>35.515<text:s/></text:p>
          </table:table-cell>
          <table:table-cell office:value-type="float" office:value="130802.58" table:style-name="ce17">
            <text:p>130.803<text:s/></text:p>
          </table:table-cell>
          <table:table-cell office:value-type="float" office:value="98315.92" table:style-name="ce17">
            <text:p>98.316<text:s/></text:p>
          </table:table-cell>
          <table:table-cell office:value-type="float" office:value="12253.14" table:style-name="ce17">
            <text:p>12.253<text:s/></text:p>
          </table:table-cell>
          <table:table-cell office:value-type="float" office:value="1691386.95" table:style-name="ce17">
            <text:p>1.691.387<text:s/></text:p>
          </table:table-cell>
          <table:table-cell office:value-type="float" office:value="184005.25" table:style-name="ce17">
            <text:p>184.005<text:s/></text:p>
          </table:table-cell>
          <table:table-cell office:value-type="float" office:value="228739.67" table:style-name="ce17">
            <text:p>228.740<text:s/></text:p>
          </table:table-cell>
          <table:table-cell office:value-type="float" office:value="233561.97" table:style-name="ce17">
            <text:p>233.562<text:s/></text:p>
          </table:table-cell>
          <table:table-cell office:value-type="float" office:value="3125758.37" table:style-name="ce17">
            <text:p>3.125.758<text:s/></text:p>
          </table:table-cell>
          <table:table-cell office:value-type="float" office:value="338835.99" table:style-name="ce17">
            <text:p>338.836<text:s/></text:p>
          </table:table-cell>
          <table:table-cell office:value-type="float" office:value="3487448.07" table:style-name="ce17">
            <text:p>3.487.448<text:s/></text:p>
          </table:table-cell>
          <table:table-cell office:value-type="float" office:value="3790066.07" table:style-name="ce17">
            <text:p>3.790.066<text:s/></text:p>
          </table:table-cell>
          <table:table-cell office:value-type="float" office:value="4224492.16" table:style-name="ce17">
            <text:p>4.224.492<text:s/></text:p>
          </table:table-cell>
          <table:table-cell office:value-type="float" office:value="612053.81999999995" table:style-name="ce17">
            <text:p>612.054<text:s/></text:p>
          </table:table-cell>
          <table:table-cell office:value-type="float" office:value="118194.39" table:style-name="ce17">
            <text:p>118.194<text:s/></text:p>
          </table:table-cell>
          <table:table-cell office:value-type="float" office:value="194501.22" table:style-name="ce17">
            <text:p>194.501<text:s/></text:p>
          </table:table-cell>
          <table:table-cell office:value-type="float" office:value="763516.01" table:style-name="ce17">
            <text:p>763.516<text:s/></text:p>
          </table:table-cell>
          <table:table-cell office:value-type="float" office:value="3063078.78" table:style-name="ce17">
            <text:p>3.063.079<text:s/></text:p>
          </table:table-cell>
          <table:table-cell office:value-type="float" office:value="416406.4" table:style-name="ce17">
            <text:p>416.406<text:s/></text:p>
          </table:table-cell>
          <table:table-cell office:value-type="float" office:value="89415.47" table:style-name="ce17">
            <text:p>89.415<text:s/></text:p>
          </table:table-cell>
          <table:table-cell office:value-type="float" office:value="241032.44" table:style-name="ce17">
            <text:p>241.032<text:s/></text:p>
          </table:table-cell>
          <table:table-cell office:value-type="float" office:value="94729.73" table:style-name="ce17">
            <text:p>94.730<text:s/></text:p>
          </table:table-cell>
          <table:table-cell office:value-type="float" office:value="3378022.71" table:style-name="ce17">
            <text:p>3.378.023<text:s/></text:p>
          </table:table-cell>
          <table:table-cell office:value-type="float" office:value="4463054.7" table:style-name="ce17">
            <text:p>4.463.055<text:s/></text:p>
          </table:table-cell>
          <table:table-cell office:value-type="float" office:value="74225.399999999994" table:style-name="ce17">
            <text:p>74.225<text:s/></text:p>
          </table:table-cell>
          <table:table-cell office:value-type="float" office:value="4436185.25" table:style-name="ce17">
            <text:p>4.436.185<text:s/></text:p>
          </table:table-cell>
          <table:table-cell office:value-type="float" office:value="419840.19" table:style-name="ce17">
            <text:p>419.840<text:s/></text:p>
          </table:table-cell>
          <table:table-cell office:value-type="float" office:value="35945437.840000004" table:style-name="ce18">
            <text:p>35.945.4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259279.199999999" table:style-name="ce17">
            <text:p>12.259.279<text:s/></text:p>
          </table:table-cell>
          <table:table-cell office:value-type="float" office:value="61465815.670000002" table:style-name="ce17">
            <text:p>61.465.816<text:s/></text:p>
          </table:table-cell>
          <table:table-cell office:value-type="float" office:value="357491119.79000002" table:style-name="ce17">
            <text:p>357.491.120<text:s/></text:p>
          </table:table-cell>
          <table:table-cell office:value-type="float" office:value="7890217.46" table:style-name="ce17">
            <text:p>7.890.217<text:s/></text:p>
          </table:table-cell>
          <table:table-cell office:value-type="float" office:value="481350640.27999997" table:style-name="ce17">
            <text:p>481.350.640<text:s/></text:p>
          </table:table-cell>
          <table:table-cell office:value-type="float" office:value="300203931.35000002" table:style-name="ce17">
            <text:p>300.203.931<text:s/></text:p>
          </table:table-cell>
          <table:table-cell office:value-type="float" office:value="1045744769.64" table:style-name="ce17">
            <text:p>1.045.744.770<text:s/></text:p>
          </table:table-cell>
          <table:table-cell office:value-type="float" office:value="388208594.51999998" table:style-name="ce17">
            <text:p>388.208.595<text:s/></text:p>
          </table:table-cell>
          <table:table-cell office:value-type="float" office:value="257385820.99000001" table:style-name="ce17">
            <text:p>257.385.821<text:s/></text:p>
          </table:table-cell>
          <table:table-cell office:value-type="float" office:value="258055361.50999999" table:style-name="ce17">
            <text:p>258.055.362<text:s/></text:p>
          </table:table-cell>
          <table:table-cell office:value-type="float" office:value="1084937930.0799999" table:style-name="ce17">
            <text:p>1.084.937.930<text:s/></text:p>
          </table:table-cell>
          <table:table-cell office:value-type="float" office:value="94707122.329999998" table:style-name="ce17">
            <text:p>94.707.122<text:s/></text:p>
          </table:table-cell>
          <table:table-cell office:value-type="float" office:value="156305250.55000001" table:style-name="ce17">
            <text:p>156.305.251<text:s/></text:p>
          </table:table-cell>
          <table:table-cell office:value-type="float" office:value="159944097.68000001" table:style-name="ce17">
            <text:p>159.944.098<text:s/></text:p>
          </table:table-cell>
          <table:table-cell office:value-type="float" office:value="71678067.120000005" table:style-name="ce17">
            <text:p>71.678.067<text:s/></text:p>
          </table:table-cell>
          <table:table-cell office:value-type="float" office:value="499701495.89999998" table:style-name="ce17">
            <text:p>499.701.496<text:s/></text:p>
          </table:table-cell>
          <table:table-cell office:value-type="float" office:value="48361880.130000003" table:style-name="ce17">
            <text:p>48.361.880<text:s/></text:p>
          </table:table-cell>
          <table:table-cell office:value-type="float" office:value="1230432953.46" table:style-name="ce17">
            <text:p>1.230.432.953<text:s/></text:p>
          </table:table-cell>
          <table:table-cell office:value-type="float" office:value="4243492749.6100001" table:style-name="ce17">
            <text:p>4.243.492.750<text:s/></text:p>
          </table:table-cell>
          <table:table-cell office:value-type="float" office:value="72937443.549999997" table:style-name="ce17">
            <text:p>72.937.444<text:s/></text:p>
          </table:table-cell>
          <table:table-cell office:value-type="float" office:value="36807737.390000001" table:style-name="ce17">
            <text:p>36.807.737<text:s/></text:p>
          </table:table-cell>
          <table:table-cell office:value-type="float" office:value="7244990.8600000003" table:style-name="ce17">
            <text:p>7.244.991<text:s/></text:p>
          </table:table-cell>
          <table:table-cell office:value-type="float" office:value="977415015.22000003" table:style-name="ce17">
            <text:p>977.415.015<text:s/></text:p>
          </table:table-cell>
          <table:table-cell office:value-type="float" office:value="1105240600.1300001" table:style-name="ce17">
            <text:p>1.105.240.600<text:s/></text:p>
          </table:table-cell>
          <table:table-cell office:value-type="float" office:value="44559253.299999997" table:style-name="ce17">
            <text:p>44.559.253<text:s/></text:p>
          </table:table-cell>
          <table:table-cell office:value-type="float" office:value="7994967610.3900003" table:style-name="ce17">
            <text:p>7.994.967.610<text:s/></text:p>
          </table:table-cell>
          <table:table-cell office:value-type="float" office:value="32065947.690000001" table:style-name="ce17">
            <text:p>32.065.948<text:s/></text:p>
          </table:table-cell>
          <table:table-cell office:value-type="float" office:value="21030855695.799995" table:style-name="ce18">
            <text:p>21.030.855.6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416.94" table:style-name="ce17">
            <text:p>13.417<text:s/></text:p>
          </table:table-cell>
          <table:table-cell office:value-type="float" office:value="59977.43" table:style-name="ce17">
            <text:p>59.977<text:s/></text:p>
          </table:table-cell>
          <table:table-cell office:value-type="float" office:value="191275.45" table:style-name="ce17">
            <text:p>191.275<text:s/></text:p>
          </table:table-cell>
          <table:table-cell office:value-type="float" office:value="24372.28" table:style-name="ce17">
            <text:p>24.372<text:s/></text:p>
          </table:table-cell>
          <table:table-cell office:value-type="float" office:value="1949852.86" table:style-name="ce17">
            <text:p>1.949.853<text:s/></text:p>
          </table:table-cell>
          <table:table-cell office:value-type="float" office:value="25706550.370000001" table:style-name="ce17">
            <text:p>25.706.550<text:s/></text:p>
          </table:table-cell>
          <table:table-cell office:value-type="float" office:value="604674748.77999997" table:style-name="ce17">
            <text:p>604.674.749<text:s/></text:p>
          </table:table-cell>
          <table:table-cell office:value-type="float" office:value="6682331.0800000001" table:style-name="ce17">
            <text:p>6.682.331<text:s/></text:p>
          </table:table-cell>
          <table:table-cell office:value-type="float" office:value="433098.83" table:style-name="ce17">
            <text:p>433.099<text:s/></text:p>
          </table:table-cell>
          <table:table-cell office:value-type="float" office:value="26099.25" table:style-name="ce17">
            <text:p>26.099<text:s/></text:p>
          </table:table-cell>
          <table:table-cell office:value-type="float" office:value="31415186.43" table:style-name="ce17">
            <text:p>31.415.186<text:s/></text:p>
          </table:table-cell>
          <table:table-cell office:value-type="float" office:value="10272.9" table:style-name="ce17">
            <text:p>10.273<text:s/></text:p>
          </table:table-cell>
          <table:table-cell office:value-type="float" office:value="192895.47" table:style-name="ce17">
            <text:p>192.895<text:s/></text:p>
          </table:table-cell>
          <table:table-cell office:value-type="float" office:value="12977584.74" table:style-name="ce17">
            <text:p>12.977.585<text:s/></text:p>
          </table:table-cell>
          <table:table-cell office:value-type="float" office:value="21414.13" table:style-name="ce17">
            <text:p>21.414<text:s/></text:p>
          </table:table-cell>
          <table:table-cell office:value-type="float" office:value="1474390.76" table:style-name="ce17">
            <text:p>1.474.391<text:s/></text:p>
          </table:table-cell>
          <table:table-cell office:value-type="float" office:value="34381.07" table:style-name="ce17">
            <text:p>34.381<text:s/></text:p>
          </table:table-cell>
          <table:table-cell office:value-type="float" office:value="11493615.109999999" table:style-name="ce17">
            <text:p>11.493.615<text:s/></text:p>
          </table:table-cell>
          <table:table-cell office:value-type="float" office:value="119104022.55" table:style-name="ce17">
            <text:p>119.104.023<text:s/></text:p>
          </table:table-cell>
          <table:table-cell office:value-type="float" office:value="70553.89" table:style-name="ce17">
            <text:p>70.554<text:s/></text:p>
          </table:table-cell>
          <table:table-cell office:value-type="float" office:value="196710.29" table:style-name="ce17">
            <text:p>196.710<text:s/></text:p>
          </table:table-cell>
          <table:table-cell office:value-type="float" office:value="3582.96" table:style-name="ce17">
            <text:p>3.583<text:s/></text:p>
          </table:table-cell>
          <table:table-cell office:value-type="float" office:value="45743269.140000001" table:style-name="ce17">
            <text:p>45.743.269<text:s/></text:p>
          </table:table-cell>
          <table:table-cell office:value-type="float" office:value="1413077.5" table:style-name="ce17">
            <text:p>1.413.078<text:s/></text:p>
          </table:table-cell>
          <table:table-cell office:value-type="float" office:value="1922288.02" table:style-name="ce17">
            <text:p>1.922.288<text:s/></text:p>
          </table:table-cell>
          <table:table-cell office:value-type="float" office:value="1089718186.77" table:style-name="ce17">
            <text:p>1.089.718.187<text:s/></text:p>
          </table:table-cell>
          <table:table-cell office:value-type="float" office:value="18725.53" table:style-name="ce17">
            <text:p>18.726<text:s/></text:p>
          </table:table-cell>
          <table:table-cell office:value-type="float" office:value="1955571880.53" table:style-name="ce18">
            <text:p>1.955.571.8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245862.26" table:style-name="ce17">
            <text:p>12.245.862<text:s/></text:p>
          </table:table-cell>
          <table:table-cell office:value-type="float" office:value="61405838.240000002" table:style-name="ce17">
            <text:p>61.405.838<text:s/></text:p>
          </table:table-cell>
          <table:table-cell office:value-type="float" office:value="357299844.34000003" table:style-name="ce17">
            <text:p>357.299.844<text:s/></text:p>
          </table:table-cell>
          <table:table-cell office:value-type="float" office:value="7865845.1800000006" table:style-name="ce17">
            <text:p>7.865.845<text:s/></text:p>
          </table:table-cell>
          <table:table-cell office:value-type="float" office:value="479400787.41999996" table:style-name="ce17">
            <text:p>479.400.787<text:s/></text:p>
          </table:table-cell>
          <table:table-cell office:value-type="float" office:value="274497380.97999996" table:style-name="ce17">
            <text:p>274.497.381<text:s/></text:p>
          </table:table-cell>
          <table:table-cell office:value-type="float" office:value="441070020.85999995" table:style-name="ce17">
            <text:p>441.070.021<text:s/></text:p>
          </table:table-cell>
          <table:table-cell office:value-type="float" office:value="381526263.44" table:style-name="ce17">
            <text:p>381.526.263<text:s/></text:p>
          </table:table-cell>
          <table:table-cell office:value-type="float" office:value="256952722.16" table:style-name="ce17">
            <text:p>256.952.722<text:s/></text:p>
          </table:table-cell>
          <table:table-cell office:value-type="float" office:value="258029262.25999999" table:style-name="ce17">
            <text:p>258.029.262<text:s/></text:p>
          </table:table-cell>
          <table:table-cell office:value-type="float" office:value="1053522743.6500001" table:style-name="ce17">
            <text:p>1.053.522.744<text:s/></text:p>
          </table:table-cell>
          <table:table-cell office:value-type="float" office:value="94696849.430000007" table:style-name="ce17">
            <text:p>94.696.849<text:s/></text:p>
          </table:table-cell>
          <table:table-cell office:value-type="float" office:value="156112355.07999998" table:style-name="ce17">
            <text:p>156.112.355<text:s/></text:p>
          </table:table-cell>
          <table:table-cell office:value-type="float" office:value="146966512.93999997" table:style-name="ce17">
            <text:p>146.966.513<text:s/></text:p>
          </table:table-cell>
          <table:table-cell office:value-type="float" office:value="71656652.989999995" table:style-name="ce17">
            <text:p>71.656.653<text:s/></text:p>
          </table:table-cell>
          <table:table-cell office:value-type="float" office:value="498227105.13999999" table:style-name="ce17">
            <text:p>498.227.105<text:s/></text:p>
          </table:table-cell>
          <table:table-cell office:value-type="float" office:value="48327499.060000002" table:style-name="ce17">
            <text:p>48.327.499<text:s/></text:p>
          </table:table-cell>
          <table:table-cell office:value-type="float" office:value="1218939338.3499999" table:style-name="ce17">
            <text:p>1.218.939.338<text:s/></text:p>
          </table:table-cell>
          <table:table-cell office:value-type="float" office:value="4124388727.0599999" table:style-name="ce17">
            <text:p>4.124.388.727<text:s/></text:p>
          </table:table-cell>
          <table:table-cell office:value-type="float" office:value="72866889.659999996" table:style-name="ce17">
            <text:p>72.866.890<text:s/></text:p>
          </table:table-cell>
          <table:table-cell office:value-type="float" office:value="36611027.100000001" table:style-name="ce17">
            <text:p>36.611.027<text:s/></text:p>
          </table:table-cell>
          <table:table-cell office:value-type="float" office:value="7241407.8999999994" table:style-name="ce17">
            <text:p>7.241.408<text:s/></text:p>
          </table:table-cell>
          <table:table-cell office:value-type="float" office:value="931671746.08000004" table:style-name="ce17">
            <text:p>931.671.746<text:s/></text:p>
          </table:table-cell>
          <table:table-cell office:value-type="float" office:value="1103827522.6300001" table:style-name="ce17">
            <text:p>1.103.827.523<text:s/></text:p>
          </table:table-cell>
          <table:table-cell office:value-type="float" office:value="42636965.280000001" table:style-name="ce17">
            <text:p>42.636.965<text:s/></text:p>
          </table:table-cell>
          <table:table-cell office:value-type="float" office:value="6905249423.6199999" table:style-name="ce17">
            <text:p>6.905.249.424<text:s/></text:p>
          </table:table-cell>
          <table:table-cell office:value-type="float" office:value="32047222.16" table:style-name="ce17">
            <text:p>32.047.222<text:s/></text:p>
          </table:table-cell>
          <table:table-cell office:value-type="float" office:value="19075283815.27" table:style-name="ce18">
            <text:p>19.075.283.8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881969.55" table:style-name="ce17">
            <text:p>4.881.970<text:s/></text:p>
          </table:table-cell>
          <table:table-cell office:value-type="float" office:value="16006850.25" table:style-name="ce17">
            <text:p>16.006.850<text:s/></text:p>
          </table:table-cell>
          <table:table-cell office:value-type="float" office:value="91553248.269999996" table:style-name="ce17">
            <text:p>91.553.248<text:s/></text:p>
          </table:table-cell>
          <table:table-cell office:value-type="float" office:value="2924515.82" table:style-name="ce17">
            <text:p>2.924.516<text:s/></text:p>
          </table:table-cell>
          <table:table-cell office:value-type="float" office:value="144629445.61000001" table:style-name="ce17">
            <text:p>144.629.446<text:s/></text:p>
          </table:table-cell>
          <table:table-cell office:value-type="float" office:value="90018672.370000005" table:style-name="ce17">
            <text:p>90.018.672<text:s/></text:p>
          </table:table-cell>
          <table:table-cell office:value-type="float" office:value="417260378.94" table:style-name="ce17">
            <text:p>417.260.379<text:s/></text:p>
          </table:table-cell>
          <table:table-cell office:value-type="float" office:value="108874628.66" table:style-name="ce17">
            <text:p>108.874.629<text:s/></text:p>
          </table:table-cell>
          <table:table-cell office:value-type="float" office:value="92380243.849999994" table:style-name="ce17">
            <text:p>92.380.244<text:s/></text:p>
          </table:table-cell>
          <table:table-cell office:value-type="float" office:value="61438064.600000001" table:style-name="ce17">
            <text:p>61.438.065<text:s/></text:p>
          </table:table-cell>
          <table:table-cell office:value-type="float" office:value="327393551.26999998" table:style-name="ce17">
            <text:p>327.393.551<text:s/></text:p>
          </table:table-cell>
          <table:table-cell office:value-type="float" office:value="37608522.119999997" table:style-name="ce17">
            <text:p>37.608.522<text:s/></text:p>
          </table:table-cell>
          <table:table-cell office:value-type="float" office:value="58281792.93" table:style-name="ce17">
            <text:p>58.281.793<text:s/></text:p>
          </table:table-cell>
          <table:table-cell office:value-type="float" office:value="61291430.960000001" table:style-name="ce17">
            <text:p>61.291.431<text:s/></text:p>
          </table:table-cell>
          <table:table-cell office:value-type="float" office:value="26199677.699999999" table:style-name="ce17">
            <text:p>26.199.678<text:s/></text:p>
          </table:table-cell>
          <table:table-cell office:value-type="float" office:value="138189157.09999999" table:style-name="ce17">
            <text:p>138.189.157<text:s/></text:p>
          </table:table-cell>
          <table:table-cell office:value-type="float" office:value="18552759.129999999" table:style-name="ce17">
            <text:p>18.552.759<text:s/></text:p>
          </table:table-cell>
          <table:table-cell office:value-type="float" office:value="325588911.36000001" table:style-name="ce17">
            <text:p>325.588.911<text:s/></text:p>
          </table:table-cell>
          <table:table-cell office:value-type="float" office:value="1068528646.26" table:style-name="ce17">
            <text:p>1.068.528.646<text:s/></text:p>
          </table:table-cell>
          <table:table-cell office:value-type="float" office:value="29886991.57" table:style-name="ce17">
            <text:p>29.886.992<text:s/></text:p>
          </table:table-cell>
          <table:table-cell office:value-type="float" office:value="16920920.890000001" table:style-name="ce17">
            <text:p>16.920.921<text:s/></text:p>
          </table:table-cell>
          <table:table-cell office:value-type="float" office:value="6129217.0899999999" table:style-name="ce17">
            <text:p>6.129.217<text:s/></text:p>
          </table:table-cell>
          <table:table-cell office:value-type="float" office:value="285518178.74000001" table:style-name="ce17">
            <text:p>285.518.179<text:s/></text:p>
          </table:table-cell>
          <table:table-cell office:value-type="float" office:value="272285372.29000002" table:style-name="ce17">
            <text:p>272.285.372<text:s/></text:p>
          </table:table-cell>
          <table:table-cell office:value-type="float" office:value="18316370.390000001" table:style-name="ce17">
            <text:p>18.316.370<text:s/></text:p>
          </table:table-cell>
          <table:table-cell office:value-type="float" office:value="1942223840" table:style-name="ce17">
            <text:p>1.942.223.840<text:s/></text:p>
          </table:table-cell>
          <table:table-cell office:value-type="float" office:value="12976238.130000001" table:style-name="ce17">
            <text:p>12.976.238<text:s/></text:p>
          </table:table-cell>
          <table:table-cell office:value-type="float" office:value="5675859595.8499994" table:style-name="ce18">
            <text:p>5.675.859.5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174.4899999999998" table:style-name="ce17">
            <text:p>2.174<text:s/></text:p>
          </table:table-cell>
          <table:table-cell office:value-type="float" office:value="10130.92" table:style-name="ce17">
            <text:p>10.131<text:s/></text:p>
          </table:table-cell>
          <table:table-cell office:value-type="float" office:value="31026.17" table:style-name="ce17">
            <text:p>31.026<text:s/></text:p>
          </table:table-cell>
          <table:table-cell office:value-type="float" office:value="3960.5" table:style-name="ce17">
            <text:p>3.961<text:s/></text:p>
          </table:table-cell>
          <table:table-cell office:value-type="float" office:value="308092.63" table:style-name="ce17">
            <text:p>308.093<text:s/></text:p>
          </table:table-cell>
          <table:table-cell office:value-type="float" office:value="4190210.56" table:style-name="ce17">
            <text:p>4.190.211<text:s/></text:p>
          </table:table-cell>
          <table:table-cell office:value-type="float" office:value="99764344.760000005" table:style-name="ce17">
            <text:p>99.764.345<text:s/></text:p>
          </table:table-cell>
          <table:table-cell office:value-type="float" office:value="1113915.1599999999" table:style-name="ce17">
            <text:p>1.113.915<text:s/></text:p>
          </table:table-cell>
          <table:table-cell office:value-type="float" office:value="68332.009999999995" table:style-name="ce17">
            <text:p>68.332<text:s/></text:p>
          </table:table-cell>
          <table:table-cell office:value-type="float" office:value="4217.6000000000004" table:style-name="ce17">
            <text:p>4.218<text:s/></text:p>
          </table:table-cell>
          <table:table-cell office:value-type="float" office:value="5595343.8899999997" table:style-name="ce17">
            <text:p>5.595.344<text:s/></text:p>
          </table:table-cell>
          <table:table-cell office:value-type="float" office:value="1640.52" table:style-name="ce17">
            <text:p>1.641<text:s/></text:p>
          </table:table-cell>
          <table:table-cell office:value-type="float" office:value="32795.96" table:style-name="ce17">
            <text:p>32.796<text:s/></text:p>
          </table:table-cell>
          <table:table-cell office:value-type="float" office:value="2120289.2599999998" table:style-name="ce17">
            <text:p>2.120.289<text:s/></text:p>
          </table:table-cell>
          <table:table-cell office:value-type="float" office:value="4246.7299999999996" table:style-name="ce17">
            <text:p>4.247<text:s/></text:p>
          </table:table-cell>
          <table:table-cell office:value-type="float" office:value="241434.98" table:style-name="ce17">
            <text:p>241.435<text:s/></text:p>
          </table:table-cell>
          <table:table-cell office:value-type="float" office:value="5760.03" table:style-name="ce17">
            <text:p>5.760<text:s/></text:p>
          </table:table-cell>
          <table:table-cell office:value-type="float" office:value="1869539.01" table:style-name="ce17">
            <text:p>1.869.539<text:s/></text:p>
          </table:table-cell>
          <table:table-cell office:value-type="float" office:value="20740605.59" table:style-name="ce17">
            <text:p>20.740.606<text:s/></text:p>
          </table:table-cell>
          <table:table-cell office:value-type="float" office:value="11518.69" table:style-name="ce17">
            <text:p>11.519<text:s/></text:p>
          </table:table-cell>
          <table:table-cell office:value-type="float" office:value="30282.23" table:style-name="ce17">
            <text:p>30.282<text:s/></text:p>
          </table:table-cell>
          <table:table-cell office:value-type="float" office:value="580.89" table:style-name="ce17">
            <text:p>581<text:s/></text:p>
          </table:table-cell>
          <table:table-cell office:value-type="float" office:value="7663840.5700000003" table:style-name="ce17">
            <text:p>7.663.841<text:s/></text:p>
          </table:table-cell>
          <table:table-cell office:value-type="float" office:value="226047.16" table:style-name="ce17">
            <text:p>226.047<text:s/></text:p>
          </table:table-cell>
          <table:table-cell office:value-type="float" office:value="323706.42" table:style-name="ce17">
            <text:p>323.706<text:s/></text:p>
          </table:table-cell>
          <table:table-cell office:value-type="float" office:value="170757891.13" table:style-name="ce17">
            <text:p>170.757.891<text:s/></text:p>
          </table:table-cell>
          <table:table-cell office:value-type="float" office:value="3269.42" table:style-name="ce17">
            <text:p>3.269<text:s/></text:p>
          </table:table-cell>
          <table:table-cell office:value-type="float" office:value="315125197.27999997" table:style-name="ce18">
            <text:p>315.125.1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879795.0599999996" table:style-name="ce17">
            <text:p>4.879.795<text:s/></text:p>
          </table:table-cell>
          <table:table-cell office:value-type="float" office:value="15996719.33" table:style-name="ce17">
            <text:p>15.996.719<text:s/></text:p>
          </table:table-cell>
          <table:table-cell office:value-type="float" office:value="91522222.099999994" table:style-name="ce17">
            <text:p>91.522.222<text:s/></text:p>
          </table:table-cell>
          <table:table-cell office:value-type="float" office:value="2920555.32" table:style-name="ce17">
            <text:p>2.920.555<text:s/></text:p>
          </table:table-cell>
          <table:table-cell office:value-type="float" office:value="144321352.97999999" table:style-name="ce17">
            <text:p>144.321.353<text:s/></text:p>
          </table:table-cell>
          <table:table-cell office:value-type="float" office:value="85828461.810000002" table:style-name="ce17">
            <text:p>85.828.462<text:s/></text:p>
          </table:table-cell>
          <table:table-cell office:value-type="float" office:value="317496034.17999995" table:style-name="ce17">
            <text:p>317.496.034<text:s/></text:p>
          </table:table-cell>
          <table:table-cell office:value-type="float" office:value="107760713.50000001" table:style-name="ce17">
            <text:p>107.760.714<text:s/></text:p>
          </table:table-cell>
          <table:table-cell office:value-type="float" office:value="92311911.840000004" table:style-name="ce17">
            <text:p>92.311.912<text:s/></text:p>
          </table:table-cell>
          <table:table-cell office:value-type="float" office:value="61433846.999999993" table:style-name="ce17">
            <text:p>61.433.847<text:s/></text:p>
          </table:table-cell>
          <table:table-cell office:value-type="float" office:value="321798207.37999994" table:style-name="ce17">
            <text:p>321.798.207<text:s/></text:p>
          </table:table-cell>
          <table:table-cell office:value-type="float" office:value="37606881.600000001" table:style-name="ce17">
            <text:p>37.606.882<text:s/></text:p>
          </table:table-cell>
          <table:table-cell office:value-type="float" office:value="58248996.970000006" table:style-name="ce17">
            <text:p>58.248.997<text:s/></text:p>
          </table:table-cell>
          <table:table-cell office:value-type="float" office:value="59171141.699999996" table:style-name="ce17">
            <text:p>59.171.142<text:s/></text:p>
          </table:table-cell>
          <table:table-cell office:value-type="float" office:value="26195430.969999999" table:style-name="ce17">
            <text:p>26.195.431<text:s/></text:p>
          </table:table-cell>
          <table:table-cell office:value-type="float" office:value="137947722.12" table:style-name="ce17">
            <text:p>137.947.722<text:s/></text:p>
          </table:table-cell>
          <table:table-cell office:value-type="float" office:value="18546999.100000001" table:style-name="ce17">
            <text:p>18.546.999<text:s/></text:p>
          </table:table-cell>
          <table:table-cell office:value-type="float" office:value="323719372.34999996" table:style-name="ce17">
            <text:p>323.719.372<text:s/></text:p>
          </table:table-cell>
          <table:table-cell office:value-type="float" office:value="1047788040.67" table:style-name="ce17">
            <text:p>1.047.788.041<text:s/></text:p>
          </table:table-cell>
          <table:table-cell office:value-type="float" office:value="29875472.879999999" table:style-name="ce17">
            <text:p>29.875.473<text:s/></text:p>
          </table:table-cell>
          <table:table-cell office:value-type="float" office:value="16890638.659999996" table:style-name="ce17">
            <text:p>16.890.639<text:s/></text:p>
          </table:table-cell>
          <table:table-cell office:value-type="float" office:value="6128636.1999999993" table:style-name="ce17">
            <text:p>6.128.636<text:s/></text:p>
          </table:table-cell>
          <table:table-cell office:value-type="float" office:value="277854338.17000002" table:style-name="ce17">
            <text:p>277.854.338<text:s/></text:p>
          </table:table-cell>
          <table:table-cell office:value-type="float" office:value="272059325.13" table:style-name="ce17">
            <text:p>272.059.325<text:s/></text:p>
          </table:table-cell>
          <table:table-cell office:value-type="float" office:value="17992663.970000003" table:style-name="ce17">
            <text:p>17.992.664<text:s/></text:p>
          </table:table-cell>
          <table:table-cell office:value-type="float" office:value="1771465948.8699999" table:style-name="ce17">
            <text:p>1.771.465.949<text:s/></text:p>
          </table:table-cell>
          <table:table-cell office:value-type="float" office:value="12972968.710000001" table:style-name="ce17">
            <text:p>12.972.969<text:s/></text:p>
          </table:table-cell>
          <table:table-cell office:value-type="float" office:value="5360734398.5699997" table:style-name="ce18">
            <text:p>5.360.734.3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961376.46" table:style-name="ce17">
            <text:p>3.961.376<text:s/></text:p>
          </table:table-cell>
          <table:table-cell office:value-type="float" office:value="12617173.01" table:style-name="ce17">
            <text:p>12.617.173<text:s/></text:p>
          </table:table-cell>
          <table:table-cell office:value-type="float" office:value="94862966.680000007" table:style-name="ce17">
            <text:p>94.862.967<text:s/></text:p>
          </table:table-cell>
          <table:table-cell office:value-type="float" office:value="3157621.71" table:style-name="ce17">
            <text:p>3.157.622<text:s/></text:p>
          </table:table-cell>
          <table:table-cell office:value-type="float" office:value="95540152.409999996" table:style-name="ce17">
            <text:p>95.540.152<text:s/></text:p>
          </table:table-cell>
          <table:table-cell office:value-type="float" office:value="87803245.680000007" table:style-name="ce17">
            <text:p>87.803.246<text:s/></text:p>
          </table:table-cell>
          <table:table-cell office:value-type="float" office:value="1053327159.2299999" table:style-name="ce17">
            <text:p>1.053.327.159<text:s/></text:p>
          </table:table-cell>
          <table:table-cell office:value-type="float" office:value="61626628.869999997" table:style-name="ce17">
            <text:p>61.626.629<text:s/></text:p>
          </table:table-cell>
          <table:table-cell office:value-type="float" office:value="73089243.909999996" table:style-name="ce17">
            <text:p>73.089.244<text:s/></text:p>
          </table:table-cell>
          <table:table-cell office:value-type="float" office:value="26864707.079999998" table:style-name="ce17">
            <text:p>26.864.707<text:s/></text:p>
          </table:table-cell>
          <table:table-cell office:value-type="float" office:value="542343185.35000002" table:style-name="ce17">
            <text:p>542.343.185<text:s/></text:p>
          </table:table-cell>
          <table:table-cell office:value-type="float" office:value="27415296.77" table:style-name="ce17">
            <text:p>27.415.297<text:s/></text:p>
          </table:table-cell>
          <table:table-cell office:value-type="float" office:value="48923784.840000004" table:style-name="ce17">
            <text:p>48.923.785<text:s/></text:p>
          </table:table-cell>
          <table:table-cell office:value-type="float" office:value="53576636.600000001" table:style-name="ce17">
            <text:p>53.576.637<text:s/></text:p>
          </table:table-cell>
          <table:table-cell office:value-type="float" office:value="21187784.260000002" table:style-name="ce17">
            <text:p>21.187.784<text:s/></text:p>
          </table:table-cell>
          <table:table-cell office:value-type="float" office:value="85798448.459999993" table:style-name="ce17">
            <text:p>85.798.448<text:s/></text:p>
          </table:table-cell>
          <table:table-cell office:value-type="float" office:value="16800609.550000001" table:style-name="ce17">
            <text:p>16.800.610<text:s/></text:p>
          </table:table-cell>
          <table:table-cell office:value-type="float" office:value="227436535.77000001" table:style-name="ce17">
            <text:p>227.436.536<text:s/></text:p>
          </table:table-cell>
          <table:table-cell office:value-type="float" office:value="1400570759.8" table:style-name="ce17">
            <text:p>1.400.570.760<text:s/></text:p>
          </table:table-cell>
          <table:table-cell office:value-type="float" office:value="20134807.18" table:style-name="ce17">
            <text:p>20.134.807<text:s/></text:p>
          </table:table-cell>
          <table:table-cell office:value-type="float" office:value="10017425.869999999" table:style-name="ce17">
            <text:p>10.017.426<text:s/></text:p>
          </table:table-cell>
          <table:table-cell office:value-type="float" office:value="3549531.94" table:style-name="ce17">
            <text:p>3.549.532<text:s/></text:p>
          </table:table-cell>
          <table:table-cell office:value-type="float" office:value="266948094.66" table:style-name="ce17">
            <text:p>266.948.095<text:s/></text:p>
          </table:table-cell>
          <table:table-cell office:value-type="float" office:value="169410627.69" table:style-name="ce17">
            <text:p>169.410.628<text:s/></text:p>
          </table:table-cell>
          <table:table-cell office:value-type="float" office:value="16407730.539999999" table:style-name="ce17">
            <text:p>16.407.731<text:s/></text:p>
          </table:table-cell>
          <table:table-cell office:value-type="float" office:value="2595827374.6799998" table:style-name="ce17">
            <text:p>2.595.827.375<text:s/></text:p>
          </table:table-cell>
          <table:table-cell office:value-type="float" office:value="10767681.390000001" table:style-name="ce17">
            <text:p>10.767.681<text:s/></text:p>
          </table:table-cell>
          <table:table-cell office:value-type="float" office:value="7029966590.3900003" table:style-name="ce18">
            <text:p>7.029.966.5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6560.28" table:style-name="ce17">
            <text:p>6.560<text:s/></text:p>
          </table:table-cell>
          <table:table-cell office:value-type="float" office:value="5741.91" table:style-name="ce17">
            <text:p>5.742<text:s/></text:p>
          </table:table-cell>
          <table:table-cell office:value-type="float" office:value="505420.39" table:style-name="ce17">
            <text:p>505.420<text:s/></text:p>
          </table:table-cell>
          <table:table-cell office:value-type="float" office:value="69.239999999999995" table:style-name="ce17">
            <text:p>69<text:s/></text:p>
          </table:table-cell>
          <table:table-cell office:value-type="float" office:value="1253345.6399999999" table:style-name="ce17">
            <text:p>1.253.346<text:s/></text:p>
          </table:table-cell>
          <table:table-cell office:value-type="float" office:value="12193394.15" table:style-name="ce17">
            <text:p>12.193.394<text:s/></text:p>
          </table:table-cell>
          <table:table-cell office:value-type="float" office:value="574805775.10000002" table:style-name="ce17">
            <text:p>574.805.775<text:s/></text:p>
          </table:table-cell>
          <table:table-cell office:value-type="float" office:value="4370738.0199999996" table:style-name="ce17">
            <text:p>4.370.738<text:s/></text:p>
          </table:table-cell>
          <table:table-cell office:value-type="float" office:value="479892.71" table:style-name="ce17">
            <text:p>479.893<text:s/></text:p>
          </table:table-cell>
          <table:table-cell office:value-type="float" office:value="927.73" table:style-name="ce17">
            <text:p>928<text:s/></text:p>
          </table:table-cell>
          <table:table-cell office:value-type="float" office:value="7574121.9800000004" table:style-name="ce17">
            <text:p>7.574.122<text:s/></text:p>
          </table:table-cell>
          <table:table-cell office:value-type="float" office:value="134595.76999999999" table:style-name="ce17">
            <text:p>134.596<text:s/></text:p>
          </table:table-cell>
          <table:table-cell office:value-type="float" office:value="386969.64" table:style-name="ce17">
            <text:p>386.970<text:s/></text:p>
          </table:table-cell>
          <table:table-cell office:value-type="float" office:value="9027354.6799999997" table:style-name="ce17">
            <text:p>9.027.355<text:s/></text:p>
          </table:table-cell>
          <table:table-cell office:value-type="float" office:value="20109.939999999999" table:style-name="ce17">
            <text:p>20.110<text:s/></text:p>
          </table:table-cell>
          <table:table-cell office:value-type="float" office:value="3722973.97" table:style-name="ce17">
            <text:p>3.722.974<text:s/></text:p>
          </table:table-cell>
          <table:table-cell office:value-type="float" office:value="202.73" table:style-name="ce17">
            <text:p>203<text:s/></text:p>
          </table:table-cell>
          <table:table-cell office:value-type="float" office:value="11310496.630000001" table:style-name="ce17">
            <text:p>11.310.497<text:s/></text:p>
          </table:table-cell>
          <table:table-cell office:value-type="float" office:value="131127697.17" table:style-name="ce17">
            <text:p>131.127.697<text:s/></text:p>
          </table:table-cell>
          <table:table-cell office:value-type="float" office:value="3773.2" table:style-name="ce17">
            <text:p>3.773<text:s/></text:p>
          </table:table-cell>
          <table:table-cell office:value-type="float" office:value="173617.23" table:style-name="ce17">
            <text:p>173.617<text:s/></text:p>
          </table:table-cell>
          <table:table-cell office:value-type="float" office:value="1059.52" table:style-name="ce17">
            <text:p>1.060<text:s/></text:p>
          </table:table-cell>
          <table:table-cell office:value-type="float" office:value="33063063.199999999" table:style-name="ce17">
            <text:p>33.063.063<text:s/></text:p>
          </table:table-cell>
          <table:table-cell office:value-type="float" office:value="1072056.8" table:style-name="ce17">
            <text:p>1.072.057<text:s/></text:p>
          </table:table-cell>
          <table:table-cell office:value-type="float" office:value="1376740.15" table:style-name="ce17">
            <text:p>1.376.740<text:s/></text:p>
          </table:table-cell>
          <table:table-cell office:value-type="float" office:value="706103562.72000003" table:style-name="ce17">
            <text:p>706.103.5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98720260.5" table:style-name="ce18">
            <text:p>1.498.720.2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954816.18" table:style-name="ce17">
            <text:p>3.954.816<text:s/></text:p>
          </table:table-cell>
          <table:table-cell office:value-type="float" office:value="12611431.100000001" table:style-name="ce17">
            <text:p>12.611.431<text:s/></text:p>
          </table:table-cell>
          <table:table-cell office:value-type="float" office:value="94357546.290000007" table:style-name="ce17">
            <text:p>94.357.546<text:s/></text:p>
          </table:table-cell>
          <table:table-cell office:value-type="float" office:value="3157552.47" table:style-name="ce17">
            <text:p>3.157.552<text:s/></text:p>
          </table:table-cell>
          <table:table-cell office:value-type="float" office:value="94286806.770000011" table:style-name="ce17">
            <text:p>94.286.807<text:s/></text:p>
          </table:table-cell>
          <table:table-cell office:value-type="float" office:value="75609851.530000016" table:style-name="ce17">
            <text:p>75.609.852<text:s/></text:p>
          </table:table-cell>
          <table:table-cell office:value-type="float" office:value="478521384.13" table:style-name="ce17">
            <text:p>478.521.384<text:s/></text:p>
          </table:table-cell>
          <table:table-cell office:value-type="float" office:value="57255890.849999994" table:style-name="ce17">
            <text:p>57.255.891<text:s/></text:p>
          </table:table-cell>
          <table:table-cell office:value-type="float" office:value="72609351.200000003" table:style-name="ce17">
            <text:p>72.609.351<text:s/></text:p>
          </table:table-cell>
          <table:table-cell office:value-type="float" office:value="26863779.349999998" table:style-name="ce17">
            <text:p>26.863.779<text:s/></text:p>
          </table:table-cell>
          <table:table-cell office:value-type="float" office:value="534769063.37" table:style-name="ce17">
            <text:p>534.769.063<text:s/></text:p>
          </table:table-cell>
          <table:table-cell office:value-type="float" office:value="27280701" table:style-name="ce17">
            <text:p>27.280.701<text:s/></text:p>
          </table:table-cell>
          <table:table-cell office:value-type="float" office:value="48536815.199999996" table:style-name="ce17">
            <text:p>48.536.815<text:s/></text:p>
          </table:table-cell>
          <table:table-cell office:value-type="float" office:value="44549281.920000002" table:style-name="ce17">
            <text:p>44.549.282<text:s/></text:p>
          </table:table-cell>
          <table:table-cell office:value-type="float" office:value="21167674.32" table:style-name="ce17">
            <text:p>21.167.674<text:s/></text:p>
          </table:table-cell>
          <table:table-cell office:value-type="float" office:value="82075474.489999995" table:style-name="ce17">
            <text:p>82.075.474<text:s/></text:p>
          </table:table-cell>
          <table:table-cell office:value-type="float" office:value="16800406.82" table:style-name="ce17">
            <text:p>16.800.407<text:s/></text:p>
          </table:table-cell>
          <table:table-cell office:value-type="float" office:value="216126039.14000002" table:style-name="ce17">
            <text:p>216.126.039<text:s/></text:p>
          </table:table-cell>
          <table:table-cell office:value-type="float" office:value="1269443062.6300001" table:style-name="ce17">
            <text:p>1.269.443.063<text:s/></text:p>
          </table:table-cell>
          <table:table-cell office:value-type="float" office:value="20131033.979999997" table:style-name="ce17">
            <text:p>20.131.034<text:s/></text:p>
          </table:table-cell>
          <table:table-cell office:value-type="float" office:value="9843808.6400000006" table:style-name="ce17">
            <text:p>9.843.809<text:s/></text:p>
          </table:table-cell>
          <table:table-cell office:value-type="float" office:value="3548472.4200000004" table:style-name="ce17">
            <text:p>3.548.472<text:s/></text:p>
          </table:table-cell>
          <table:table-cell office:value-type="float" office:value="233885031.45999998" table:style-name="ce17">
            <text:p>233.885.031<text:s/></text:p>
          </table:table-cell>
          <table:table-cell office:value-type="float" office:value="168338570.88999999" table:style-name="ce17">
            <text:p>168.338.571<text:s/></text:p>
          </table:table-cell>
          <table:table-cell office:value-type="float" office:value="15030990.390000001" table:style-name="ce17">
            <text:p>15.030.990<text:s/></text:p>
          </table:table-cell>
          <table:table-cell office:value-type="float" office:value="1889723811.96" table:style-name="ce17">
            <text:p>1.889.723.812<text:s/></text:p>
          </table:table-cell>
          <table:table-cell office:value-type="float" office:value="10767681.390000001" table:style-name="ce17">
            <text:p>10.767.681<text:s/></text:p>
          </table:table-cell>
          <table:table-cell office:value-type="float" office:value="5531246329.8900003" table:style-name="ce18">
            <text:p>5.531.246.3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7959.59" table:style-name="ce17">
            <text:p>7.9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71922.15" table:style-name="ce17">
            <text:p>2.171.922<text:s/></text:p>
          </table:table-cell>
          <table:table-cell office:value-type="float" office:value="5109817.09" table:style-name="ce17">
            <text:p>5.109.8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60686.06" table:style-name="ce17">
            <text:p>860.6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966569.3600000003" table:style-name="ce17">
            <text:p>4.966.569<text:s/></text:p>
          </table:table-cell>
          <table:table-cell office:value-type="float" office:value="181.56" table:style-name="ce17">
            <text:p>1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1104.76" table:style-name="ce17">
            <text:p>191.105<text:s/></text:p>
          </table:table-cell>
          <table:table-cell office:value-type="float" office:value="3135955.8" table:style-name="ce17">
            <text:p>3.135.9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96024" table:style-name="ce17">
            <text:p>6.096.0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389301.890000001" table:style-name="ce17">
            <text:p>10.389.302<text:s/></text:p>
          </table:table-cell>
          <table:table-cell office:value-type="float" office:value="186605842.05000001" table:style-name="ce17">
            <text:p>186.605.8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47205.02" table:style-name="ce17">
            <text:p>3.447.205<text:s/></text:p>
          </table:table-cell>
          <table:table-cell office:value-type="float" office:value="2539.67" table:style-name="ce17">
            <text:p>2.5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514611.4199999999" table:style-name="ce17">
            <text:p>7.514.61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0499720.41999999" table:style-name="ce18">
            <text:p>230.499.7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7001937.3600000003" table:style-name="ce17">
            <text:p>7.001.937<text:s/></text:p>
          </table:table-cell>
          <table:table-cell office:value-type="float" office:value="22147923.460000001" table:style-name="ce17">
            <text:p>22.147.923<text:s/></text:p>
          </table:table-cell>
          <table:table-cell office:value-type="float" office:value="23162282.760000002" table:style-name="ce17">
            <text:p>23.162.283<text:s/></text:p>
          </table:table-cell>
          <table:table-cell office:value-type="float" office:value="20953058.09" table:style-name="ce17">
            <text:p>20.953.058<text:s/></text:p>
          </table:table-cell>
          <table:table-cell office:value-type="float" office:value="58461890.420000002" table:style-name="ce17">
            <text:p>58.461.890<text:s/></text:p>
          </table:table-cell>
          <table:table-cell office:value-type="float" office:value="44700892.240000002" table:style-name="ce17">
            <text:p>44.700.892<text:s/></text:p>
          </table:table-cell>
          <table:table-cell office:value-type="float" office:value="1216732202.77" table:style-name="ce17">
            <text:p>1.216.732.203<text:s/></text:p>
          </table:table-cell>
          <table:table-cell office:value-type="float" office:value="29397374.789999999" table:style-name="ce17">
            <text:p>29.397.375<text:s/></text:p>
          </table:table-cell>
          <table:table-cell office:value-type="float" office:value="38821307.109999999" table:style-name="ce17">
            <text:p>38.821.307<text:s/></text:p>
          </table:table-cell>
          <table:table-cell office:value-type="float" office:value="26122297.370000001" table:style-name="ce17">
            <text:p>26.122.297<text:s/></text:p>
          </table:table-cell>
          <table:table-cell office:value-type="float" office:value="150129932.72" table:style-name="ce17">
            <text:p>150.129.933<text:s/></text:p>
          </table:table-cell>
          <table:table-cell office:value-type="float" office:value="21920501.170000002" table:style-name="ce17">
            <text:p>21.920.501<text:s/></text:p>
          </table:table-cell>
          <table:table-cell office:value-type="float" office:value="23204867.940000001" table:style-name="ce17">
            <text:p>23.204.868<text:s/></text:p>
          </table:table-cell>
          <table:table-cell office:value-type="float" office:value="41196892.259999998" table:style-name="ce17">
            <text:p>41.196.892<text:s/></text:p>
          </table:table-cell>
          <table:table-cell office:value-type="float" office:value="45903211.700000003" table:style-name="ce17">
            <text:p>45.903.212<text:s/></text:p>
          </table:table-cell>
          <table:table-cell office:value-type="float" office:value="68510784.420000002" table:style-name="ce17">
            <text:p>68.510.784<text:s/></text:p>
          </table:table-cell>
          <table:table-cell office:value-type="float" office:value="20341812.48" table:style-name="ce17">
            <text:p>20.341.812<text:s/></text:p>
          </table:table-cell>
          <table:table-cell office:value-type="float" office:value="66567688.170000002" table:style-name="ce17">
            <text:p>66.567.688<text:s/></text:p>
          </table:table-cell>
          <table:table-cell office:value-type="float" office:value="244716846.65000001" table:style-name="ce17">
            <text:p>244.716.847<text:s/></text:p>
          </table:table-cell>
          <table:table-cell office:value-type="float" office:value="36346203.920000002" table:style-name="ce17">
            <text:p>36.346.204<text:s/></text:p>
          </table:table-cell>
          <table:table-cell office:value-type="float" office:value="24036659.350000001" table:style-name="ce17">
            <text:p>24.036.659<text:s/></text:p>
          </table:table-cell>
          <table:table-cell office:value-type="float" office:value="13530425.890000001" table:style-name="ce17">
            <text:p>13.530.426<text:s/></text:p>
          </table:table-cell>
          <table:table-cell office:value-type="float" office:value="113230711.48999999" table:style-name="ce17">
            <text:p>113.230.711<text:s/></text:p>
          </table:table-cell>
          <table:table-cell office:value-type="float" office:value="52129837.560000002" table:style-name="ce17">
            <text:p>52.129.838<text:s/></text:p>
          </table:table-cell>
          <table:table-cell office:value-type="float" office:value="17373753.129999999" table:style-name="ce17">
            <text:p>17.373.753<text:s/></text:p>
          </table:table-cell>
          <table:table-cell office:value-type="float" office:value="139460133.59999999" table:style-name="ce17">
            <text:p>139.460.134<text:s/></text:p>
          </table:table-cell>
          <table:table-cell office:value-type="float" office:value="10099585.23" table:style-name="ce17">
            <text:p>10.099.585<text:s/></text:p>
          </table:table-cell>
          <table:table-cell office:value-type="float" office:value="2576201014.0499997" table:style-name="ce18">
            <text:p>2.576.201.0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33067.75999999998" table:style-name="ce17">
            <text:p>133.068<text:s/></text:p>
          </table:table-cell>
          <table:table-cell office:value-type="float" office:value="1712597.76" table:style-name="ce17">
            <text:p>1.712.598<text:s/></text:p>
          </table:table-cell>
          <table:table-cell office:value-type="float" office:value="210399671.54000002" table:style-name="ce17">
            <text:p>210.399.672<text:s/></text:p>
          </table:table-cell>
          <table:table-cell office:value-type="float" office:value="401820" table:style-name="ce17">
            <text:p>401.820<text:s/></text:p>
          </table:table-cell>
          <table:table-cell office:value-type="float" office:value="-15688422.529999999" table:style-name="ce17">
            <text:p>(15.688.423)</text:p>
          </table:table-cell>
          <table:table-cell office:value-type="float" office:value="10396814.25" table:style-name="ce17">
            <text:p>10.396.814<text:s/></text:p>
          </table:table-cell>
          <table:table-cell office:value-type="float" office:value="468662234.86000001" table:style-name="ce17">
            <text:p>468.662.235<text:s/></text:p>
          </table:table-cell>
          <table:table-cell office:value-type="float" office:value="22502800.840000004" table:style-name="ce17">
            <text:p>22.502.801<text:s/></text:p>
          </table:table-cell>
          <table:table-cell office:value-type="float" office:value="20570820.5" table:style-name="ce17">
            <text:p>20.570.821<text:s/></text:p>
          </table:table-cell>
          <table:table-cell office:value-type="float" office:value="1923798.6999999997" table:style-name="ce17">
            <text:p>1.923.799<text:s/></text:p>
          </table:table-cell>
          <table:table-cell office:value-type="float" office:value="20802285.84" table:style-name="ce17">
            <text:p>20.802.286<text:s/></text:p>
          </table:table-cell>
          <table:table-cell office:value-type="float" office:value="2328444.25" table:style-name="ce17">
            <text:p>2.328.444<text:s/></text:p>
          </table:table-cell>
          <table:table-cell office:value-type="float" office:value="5792911.1299999999" table:style-name="ce17">
            <text:p>5.792.911<text:s/></text:p>
          </table:table-cell>
          <table:table-cell office:value-type="float" office:value="-1271964.4700000002" table:style-name="ce17">
            <text:p>(1.271.964)</text:p>
          </table:table-cell>
          <table:table-cell office:value-type="float" office:value="1291276.6599999999" table:style-name="ce17">
            <text:p>1.291.277<text:s/></text:p>
          </table:table-cell>
          <table:table-cell office:value-type="float" office:value="11102633.67" table:style-name="ce17">
            <text:p>11.102.634<text:s/></text:p>
          </table:table-cell>
          <table:table-cell office:value-type="float" office:value="1128711.76" table:style-name="ce17">
            <text:p>1.128.712<text:s/></text:p>
          </table:table-cell>
          <table:table-cell office:value-type="float" office:value="33216211.260000002" table:style-name="ce17">
            <text:p>33.216.211<text:s/></text:p>
          </table:table-cell>
          <table:table-cell office:value-type="float" office:value="722424720.39999998" table:style-name="ce17">
            <text:p>722.424.720<text:s/></text:p>
          </table:table-cell>
          <table:table-cell office:value-type="float" office:value="-21662.709999999963" table:style-name="ce17">
            <text:p>(21.663)</text:p>
          </table:table-cell>
          <table:table-cell office:value-type="float" office:value="3472537.41" table:style-name="ce17">
            <text:p>3.472.537<text:s/></text:p>
          </table:table-cell>
          <table:table-cell office:value-type="float" office:value="385835.59" table:style-name="ce17">
            <text:p>385.836<text:s/></text:p>
          </table:table-cell>
          <table:table-cell office:value-type="float" office:value="5918546.5800000019" table:style-name="ce17">
            <text:p>5.918.547<text:s/></text:p>
          </table:table-cell>
          <table:table-cell office:value-type="float" office:value="126037951.19999999" table:style-name="ce17">
            <text:p>126.037.951<text:s/></text:p>
          </table:table-cell>
          <table:table-cell office:value-type="float" office:value="768779.42000000016" table:style-name="ce17">
            <text:p>768.779<text:s/></text:p>
          </table:table-cell>
          <table:table-cell office:value-type="float" office:value="327374537.01000005" table:style-name="ce17">
            <text:p>327.374.537<text:s/></text:p>
          </table:table-cell>
          <table:table-cell office:value-type="float" office:value="3032258.4" table:style-name="ce17">
            <text:p>3.032.258<text:s/></text:p>
          </table:table-cell>
          <table:table-cell office:value-type="float" office:value="1984799217.0800002" table:style-name="ce18">
            <text:p>1.984.799.217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9642875.830000006" table:style-name="ce21">
            <text:p>49.642.876<text:s/></text:p>
          </table:table-cell>
          <table:table-cell office:value-type="float" office:value="200601714.90999997" table:style-name="ce21">
            <text:p>200.601.715<text:s/></text:p>
          </table:table-cell>
          <table:table-cell office:value-type="float" office:value="1091791277.3399999" table:style-name="ce21">
            <text:p>1.091.791.277<text:s/></text:p>
          </table:table-cell>
          <table:table-cell office:value-type="float" office:value="52846166.280000001" table:style-name="ce21">
            <text:p>52.846.166<text:s/></text:p>
          </table:table-cell>
          <table:table-cell office:value-type="float" office:value="1358247208.1800001" table:style-name="ce21">
            <text:p>1.358.247.208<text:s/></text:p>
          </table:table-cell>
          <table:table-cell office:value-type="float" office:value="953013420.1400001" table:style-name="ce21">
            <text:p>953.013.420<text:s/></text:p>
          </table:table-cell>
          <table:table-cell office:value-type="float" office:value="10349912864.860001" table:style-name="ce21">
            <text:p>10.349.912.865<text:s/></text:p>
          </table:table-cell>
          <table:table-cell office:value-type="float" office:value="1228939041.8600001" table:style-name="ce21">
            <text:p>1.228.939.042<text:s/></text:p>
          </table:table-cell>
          <table:table-cell office:value-type="float" office:value="902726619.57999992" table:style-name="ce21">
            <text:p>902.726.620<text:s/></text:p>
          </table:table-cell>
          <table:table-cell office:value-type="float" office:value="510141441.90000004" table:style-name="ce21">
            <text:p>510.141.442<text:s/></text:p>
          </table:table-cell>
          <table:table-cell office:value-type="float" office:value="4883065314.1600008" table:style-name="ce21">
            <text:p>4.883.065.314<text:s/></text:p>
          </table:table-cell>
          <table:table-cell office:value-type="float" office:value="355880311.62" table:style-name="ce21">
            <text:p>355.880.312<text:s/></text:p>
          </table:table-cell>
          <table:table-cell office:value-type="float" office:value="525578070.39999998" table:style-name="ce21">
            <text:p>525.578.070<text:s/></text:p>
          </table:table-cell>
          <table:table-cell office:value-type="float" office:value="560181305.59000003" table:style-name="ce21">
            <text:p>560.181.306<text:s/></text:p>
          </table:table-cell>
          <table:table-cell office:value-type="float" office:value="300530612.13" table:style-name="ce21">
            <text:p>300.530.612<text:s/></text:p>
          </table:table-cell>
          <table:table-cell office:value-type="float" office:value="1409819329.3400002" table:style-name="ce21">
            <text:p>1.409.819.329<text:s/></text:p>
          </table:table-cell>
          <table:table-cell office:value-type="float" office:value="180619690.19" table:style-name="ce21">
            <text:p>180.619.690<text:s/></text:p>
          </table:table-cell>
          <table:table-cell office:value-type="float" office:value="3703556791.2000003" table:style-name="ce21">
            <text:p>3.703.556.791<text:s/></text:p>
          </table:table-cell>
          <table:table-cell office:value-type="float" office:value="14901721120.169998" table:style-name="ce21">
            <text:p>14.901.721.120<text:s/></text:p>
          </table:table-cell>
          <table:table-cell office:value-type="float" office:value="276264402.90999997" table:style-name="ce21">
            <text:p>276.264.403<text:s/></text:p>
          </table:table-cell>
          <table:table-cell office:value-type="float" office:value="158065767.31999999" table:style-name="ce21">
            <text:p>158.065.767<text:s/></text:p>
          </table:table-cell>
          <table:table-cell office:value-type="float" office:value="47708642.149999999" table:style-name="ce21">
            <text:p>47.708.642<text:s/></text:p>
          </table:table-cell>
          <table:table-cell office:value-type="float" office:value="3496832383.8599997" table:style-name="ce21">
            <text:p>3.496.832.384<text:s/></text:p>
          </table:table-cell>
          <table:table-cell office:value-type="float" office:value="3639651937.5999999" table:style-name="ce21">
            <text:p>3.639.651.938<text:s/></text:p>
          </table:table-cell>
          <table:table-cell office:value-type="float" office:value="186170587.22000003" table:style-name="ce21">
            <text:p>186.170.587<text:s/></text:p>
          </table:table-cell>
          <table:table-cell office:value-type="float" office:value="31760735880.579998" table:style-name="ce21">
            <text:p>31.760.735.881<text:s/></text:p>
          </table:table-cell>
          <table:table-cell office:value-type="float" office:value="110096502.53" table:style-name="ce21">
            <text:p>110.096.503<text:s/></text:p>
          </table:table-cell>
          <table:table-cell office:value-type="float" office:value="83194341279.850006" table:style-name="ce22">
            <text:p>83.194.341.280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14937012.25016779" table:style-name="ce25">
            <text:p>114.937.012<text:s/></text:p>
          </table:table-cell>
          <table:table-cell office:value-type="float" office:value="283914122.47411811" table:style-name="ce25">
            <text:p>283.914.122<text:s/></text:p>
          </table:table-cell>
          <table:table-cell office:value-type="float" office:value="347345329.67378408" table:style-name="ce25">
            <text:p>347.345.330<text:s/></text:p>
          </table:table-cell>
          <table:table-cell office:value-type="float" office:value="76769483.882448018" table:style-name="ce25">
            <text:p>76.769.484<text:s/></text:p>
          </table:table-cell>
          <table:table-cell office:value-type="float" office:value="1548097819.1666756" table:style-name="ce25">
            <text:p>1.548.097.819<text:s/></text:p>
          </table:table-cell>
          <table:table-cell office:value-type="float" office:value="912657294.63037694" table:style-name="ce25">
            <text:p>912.657.295<text:s/></text:p>
          </table:table-cell>
          <table:table-cell office:value-type="float" office:value="670286411.89485168" table:style-name="ce25">
            <text:p>670.286.412<text:s/></text:p>
          </table:table-cell>
          <table:table-cell office:value-type="float" office:value="760488797.82014203" table:style-name="ce25">
            <text:p>760.488.798<text:s/></text:p>
          </table:table-cell>
          <table:table-cell office:value-type="float" office:value="751746175.75721419" table:style-name="ce25">
            <text:p>751.746.176<text:s/></text:p>
          </table:table-cell>
          <table:table-cell office:value-type="float" office:value="511519894.40270436" table:style-name="ce25">
            <text:p>511.519.894<text:s/></text:p>
          </table:table-cell>
          <table:table-cell office:value-type="float" office:value="3530108831.04673" table:style-name="ce25">
            <text:p>3.530.108.831<text:s/></text:p>
          </table:table-cell>
          <table:table-cell office:value-type="float" office:value="426557776.11786819" table:style-name="ce25">
            <text:p>426.557.776<text:s/></text:p>
          </table:table-cell>
          <table:table-cell office:value-type="float" office:value="650445348.01335084" table:style-name="ce25">
            <text:p>650.445.348<text:s/></text:p>
          </table:table-cell>
          <table:table-cell office:value-type="float" office:value="877293061.08846474" table:style-name="ce25">
            <text:p>877.293.061<text:s/></text:p>
          </table:table-cell>
          <table:table-cell office:value-type="float" office:value="452412311.24388301" table:style-name="ce25">
            <text:p>452.412.311<text:s/></text:p>
          </table:table-cell>
          <table:table-cell office:value-type="float" office:value="1055845691.0018626" table:style-name="ce25">
            <text:p>1.055.845.691<text:s/></text:p>
          </table:table-cell>
          <table:table-cell office:value-type="float" office:value="366385837.0507369" table:style-name="ce25">
            <text:p>366.385.837<text:s/></text:p>
          </table:table-cell>
          <table:table-cell office:value-type="float" office:value="2172078988.9979687" table:style-name="ce25">
            <text:p>2.172.078.989<text:s/></text:p>
          </table:table-cell>
          <table:table-cell office:value-type="float" office:value="2771943818.4351377" table:style-name="ce25">
            <text:p>2.771.943.818<text:s/></text:p>
          </table:table-cell>
          <table:table-cell office:value-type="float" office:value="404718169.19603002" table:style-name="ce25">
            <text:p>404.718.169<text:s/></text:p>
          </table:table-cell>
          <table:table-cell office:value-type="float" office:value="165161612.03855363" table:style-name="ce25">
            <text:p>165.161.612<text:s/></text:p>
          </table:table-cell>
          <table:table-cell office:value-type="float" office:value="90826271.305594116" table:style-name="ce25">
            <text:p>90.826.271<text:s/></text:p>
          </table:table-cell>
          <table:table-cell office:value-type="float" office:value="2138449080.0007429" table:style-name="ce25">
            <text:p>2.138.449.080<text:s/></text:p>
          </table:table-cell>
          <table:table-cell office:value-type="float" office:value="1639959982.2839017" table:style-name="ce25">
            <text:p>1.639.959.982<text:s/></text:p>
          </table:table-cell>
          <table:table-cell office:value-type="float" office:value="290506172.00173688" table:style-name="ce25">
            <text:p>290.506.172<text:s/></text:p>
          </table:table-cell>
          <table:table-cell office:value-type="float" office:value="11103151217.088287" table:style-name="ce25">
            <text:p>11.103.151.217<text:s/></text:p>
          </table:table-cell>
          <table:table-cell office:value-type="float" office:value="224933976.04666704" table:style-name="ce25">
            <text:p>224.933.976<text:s/></text:p>
          </table:table-cell>
          <table:table-cell office:value-type="float" office:value="34338540484.910004" table:style-name="ce26">
            <text:p>34.338.540.485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64579888.0801678" table:style-name="ce21">
            <text:p>164.579.888<text:s/></text:p>
          </table:table-cell>
          <table:table-cell office:value-type="float" office:value="484515837.38411808" table:style-name="ce21">
            <text:p>484.515.837<text:s/></text:p>
          </table:table-cell>
          <table:table-cell office:value-type="float" office:value="1439136607.0137839" table:style-name="ce21">
            <text:p>1.439.136.607<text:s/></text:p>
          </table:table-cell>
          <table:table-cell office:value-type="float" office:value="129615650.16244802" table:style-name="ce21">
            <text:p>129.615.650<text:s/></text:p>
          </table:table-cell>
          <table:table-cell office:value-type="float" office:value="2906345027.3466759" table:style-name="ce21">
            <text:p>2.906.345.027<text:s/></text:p>
          </table:table-cell>
          <table:table-cell office:value-type="float" office:value="1865670714.7703772" table:style-name="ce21">
            <text:p>1.865.670.715<text:s/></text:p>
          </table:table-cell>
          <table:table-cell office:value-type="float" office:value="11020199276.754852" table:style-name="ce21">
            <text:p>11.020.199.277<text:s/></text:p>
          </table:table-cell>
          <table:table-cell office:value-type="float" office:value="1989427839.6801422" table:style-name="ce21">
            <text:p>1.989.427.840<text:s/></text:p>
          </table:table-cell>
          <table:table-cell office:value-type="float" office:value="1654472795.337214" table:style-name="ce21">
            <text:p>1.654.472.795<text:s/></text:p>
          </table:table-cell>
          <table:table-cell office:value-type="float" office:value="1021661336.3027043" table:style-name="ce21">
            <text:p>1.021.661.336<text:s/></text:p>
          </table:table-cell>
          <table:table-cell office:value-type="float" office:value="8413174145.2067308" table:style-name="ce21">
            <text:p>8.413.174.145<text:s/></text:p>
          </table:table-cell>
          <table:table-cell office:value-type="float" office:value="782438087.73786819" table:style-name="ce21">
            <text:p>782.438.088<text:s/></text:p>
          </table:table-cell>
          <table:table-cell office:value-type="float" office:value="1176023418.4133508" table:style-name="ce21">
            <text:p>1.176.023.418<text:s/></text:p>
          </table:table-cell>
          <table:table-cell office:value-type="float" office:value="1437474366.6784649" table:style-name="ce21">
            <text:p>1.437.474.367<text:s/></text:p>
          </table:table-cell>
          <table:table-cell office:value-type="float" office:value="752942923.37388301" table:style-name="ce21">
            <text:p>752.942.923<text:s/></text:p>
          </table:table-cell>
          <table:table-cell office:value-type="float" office:value="2465665020.3418627" table:style-name="ce21">
            <text:p>2.465.665.020<text:s/></text:p>
          </table:table-cell>
          <table:table-cell office:value-type="float" office:value="547005527.24073696" table:style-name="ce21">
            <text:p>547.005.527<text:s/></text:p>
          </table:table-cell>
          <table:table-cell office:value-type="float" office:value="5875635780.1979694" table:style-name="ce21">
            <text:p>5.875.635.780<text:s/></text:p>
          </table:table-cell>
          <table:table-cell office:value-type="float" office:value="17673664938.605137" table:style-name="ce21">
            <text:p>17.673.664.939<text:s/></text:p>
          </table:table-cell>
          <table:table-cell office:value-type="float" office:value="680982572.10602999" table:style-name="ce21">
            <text:p>680.982.572<text:s/></text:p>
          </table:table-cell>
          <table:table-cell office:value-type="float" office:value="323227379.35855365" table:style-name="ce21">
            <text:p>323.227.379<text:s/></text:p>
          </table:table-cell>
          <table:table-cell office:value-type="float" office:value="138534913.45559412" table:style-name="ce21">
            <text:p>138.534.913<text:s/></text:p>
          </table:table-cell>
          <table:table-cell office:value-type="float" office:value="5635281463.8607426" table:style-name="ce21">
            <text:p>5.635.281.464<text:s/></text:p>
          </table:table-cell>
          <table:table-cell office:value-type="float" office:value="5279611919.8839016" table:style-name="ce21">
            <text:p>5.279.611.920<text:s/></text:p>
          </table:table-cell>
          <table:table-cell office:value-type="float" office:value="476676759.22173691" table:style-name="ce21">
            <text:p>476.676.759<text:s/></text:p>
          </table:table-cell>
          <table:table-cell office:value-type="float" office:value="42863887097.668289" table:style-name="ce21">
            <text:p>42.863.887.098<text:s/></text:p>
          </table:table-cell>
          <table:table-cell office:value-type="float" office:value="335030478.57666707" table:style-name="ce21">
            <text:p>335.030.479<text:s/></text:p>
          </table:table-cell>
          <table:table-cell office:value-type="float" office:value="117532881764.76001" table:style-name="ce22">
            <text:p>117.532.881.765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677637.68326243537" table:style-name="ce27">
            <text:p>677.638<text:s/></text:p>
          </table:table-cell>
          <table:table-cell office:value-type="float" office:value="3075462.2992112474" table:style-name="ce27">
            <text:p>3.075.462<text:s/></text:p>
          </table:table-cell>
          <table:table-cell office:value-type="float" office:value="5865137.3245423986" table:style-name="ce27">
            <text:p>5.865.137<text:s/></text:p>
          </table:table-cell>
          <table:table-cell office:value-type="float" office:value="540301.2933502337" table:style-name="ce27">
            <text:p>540.301<text:s/></text:p>
          </table:table-cell>
          <table:table-cell office:value-type="float" office:value="12029582.190220609" table:style-name="ce27">
            <text:p>12.029.582<text:s/></text:p>
          </table:table-cell>
          <table:table-cell office:value-type="float" office:value="12569221.690070111" table:style-name="ce27">
            <text:p>12.569.222<text:s/></text:p>
          </table:table-cell>
          <table:table-cell office:value-type="float" office:value="11754832.923194747" table:style-name="ce27">
            <text:p>11.754.833<text:s/></text:p>
          </table:table-cell>
          <table:table-cell office:value-type="float" office:value="6652600.1349901287" table:style-name="ce27">
            <text:p>6.652.600<text:s/></text:p>
          </table:table-cell>
          <table:table-cell office:value-type="float" office:value="7095093.8261494925" table:style-name="ce27">
            <text:p>7.095.094<text:s/></text:p>
          </table:table-cell>
          <table:table-cell office:value-type="float" office:value="4008906.0763929575" table:style-name="ce27">
            <text:p>4.008.906<text:s/></text:p>
          </table:table-cell>
          <table:table-cell office:value-type="float" office:value="31649221.313165136" table:style-name="ce27">
            <text:p>31.649.221<text:s/></text:p>
          </table:table-cell>
          <table:table-cell office:value-type="float" office:value="5315784.1633997597" table:style-name="ce27">
            <text:p>5.315.784<text:s/></text:p>
          </table:table-cell>
          <table:table-cell office:value-type="float" office:value="4412550.0260392437" table:style-name="ce27">
            <text:p>4.412.550<text:s/></text:p>
          </table:table-cell>
          <table:table-cell office:value-type="float" office:value="7228401.9361378783" table:style-name="ce27">
            <text:p>7.228.402<text:s/></text:p>
          </table:table-cell>
          <table:table-cell office:value-type="float" office:value="3070529.861991622" table:style-name="ce27">
            <text:p>3.070.530<text:s/></text:p>
          </table:table-cell>
          <table:table-cell office:value-type="float" office:value="13663597.866123362" table:style-name="ce27">
            <text:p>13.663.598<text:s/></text:p>
          </table:table-cell>
          <table:table-cell office:value-type="float" office:value="1937796.5758904458" table:style-name="ce27">
            <text:p>1.937.797<text:s/></text:p>
          </table:table-cell>
          <table:table-cell office:value-type="float" office:value="18158494.148114089" table:style-name="ce27">
            <text:p>18.158.494<text:s/></text:p>
          </table:table-cell>
          <table:table-cell office:value-type="float" office:value="2111357870.9151344" table:style-name="ce27">
            <text:p>2.111.357.871<text:s/></text:p>
          </table:table-cell>
          <table:table-cell office:value-type="float" office:value="2589048.7717278595" table:style-name="ce27">
            <text:p>2.589.049<text:s/></text:p>
          </table:table-cell>
          <table:table-cell office:value-type="float" office:value="1703016.7564116789" table:style-name="ce27">
            <text:p>1.703.017<text:s/></text:p>
          </table:table-cell>
          <table:table-cell office:value-type="float" office:value="302783.501745029" table:style-name="ce27">
            <text:p>302.784<text:s/></text:p>
          </table:table-cell>
          <table:table-cell office:value-type="float" office:value="21937322.668969959" table:style-name="ce27">
            <text:p>21.937.323<text:s/></text:p>
          </table:table-cell>
          <table:table-cell office:value-type="float" office:value="13706873.370776327" table:style-name="ce27">
            <text:p>13.706.873<text:s/></text:p>
          </table:table-cell>
          <table:table-cell office:value-type="float" office:value="2467284.844123201" table:style-name="ce27">
            <text:p>2.467.285<text:s/></text:p>
          </table:table-cell>
          <table:table-cell office:value-type="float" office:value="113093662.3056474" table:style-name="ce27">
            <text:p>113.093.662<text:s/></text:p>
          </table:table-cell>
          <table:table-cell office:value-type="float" office:value="1603915.7132175283" table:style-name="ce27">
            <text:p>1.603.916<text:s/></text:p>
          </table:table-cell>
          <table:table-cell office:value-type="float" office:value="2418466930.1799998" table:style-name="ce28">
            <text:p>2.418.466.93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65257525.76343024" table:style-name="ce21">
            <text:p>165.257.526<text:s/></text:p>
          </table:table-cell>
          <table:table-cell office:value-type="float" office:value="487591299.68332934" table:style-name="ce21">
            <text:p>487.591.300<text:s/></text:p>
          </table:table-cell>
          <table:table-cell office:value-type="float" office:value="1445001744.3383262" table:style-name="ce21">
            <text:p>1.445.001.744<text:s/></text:p>
          </table:table-cell>
          <table:table-cell office:value-type="float" office:value="130155951.45579825" table:style-name="ce21">
            <text:p>130.155.951<text:s/></text:p>
          </table:table-cell>
          <table:table-cell office:value-type="float" office:value="2918374609.5368967" table:style-name="ce21">
            <text:p>2.918.374.610<text:s/></text:p>
          </table:table-cell>
          <table:table-cell office:value-type="float" office:value="1878239936.4604473" table:style-name="ce21">
            <text:p>1.878.239.936<text:s/></text:p>
          </table:table-cell>
          <table:table-cell office:value-type="float" office:value="11031954109.678047" table:style-name="ce21">
            <text:p>11.031.954.110<text:s/></text:p>
          </table:table-cell>
          <table:table-cell office:value-type="float" office:value="1996080439.8151324" table:style-name="ce21">
            <text:p>1.996.080.440<text:s/></text:p>
          </table:table-cell>
          <table:table-cell office:value-type="float" office:value="1661567889.1633635" table:style-name="ce21">
            <text:p>1.661.567.889<text:s/></text:p>
          </table:table-cell>
          <table:table-cell office:value-type="float" office:value="1025670242.3790973" table:style-name="ce21">
            <text:p>1.025.670.242<text:s/></text:p>
          </table:table-cell>
          <table:table-cell office:value-type="float" office:value="8444823366.5198956" table:style-name="ce21">
            <text:p>8.444.823.367<text:s/></text:p>
          </table:table-cell>
          <table:table-cell office:value-type="float" office:value="787753871.90126801" table:style-name="ce21">
            <text:p>787.753.872<text:s/></text:p>
          </table:table-cell>
          <table:table-cell office:value-type="float" office:value="1180435968.4393902" table:style-name="ce21">
            <text:p>1.180.435.968<text:s/></text:p>
          </table:table-cell>
          <table:table-cell office:value-type="float" office:value="1444702768.6146028" table:style-name="ce21">
            <text:p>1.444.702.769<text:s/></text:p>
          </table:table-cell>
          <table:table-cell office:value-type="float" office:value="756013453.23587465" table:style-name="ce21">
            <text:p>756.013.453<text:s/></text:p>
          </table:table-cell>
          <table:table-cell office:value-type="float" office:value="2479328618.2079859" table:style-name="ce21">
            <text:p>2.479.328.618<text:s/></text:p>
          </table:table-cell>
          <table:table-cell office:value-type="float" office:value="548943323.81662738" table:style-name="ce21">
            <text:p>548.943.324<text:s/></text:p>
          </table:table-cell>
          <table:table-cell office:value-type="float" office:value="5893794274.3460836" table:style-name="ce21">
            <text:p>5.893.794.274<text:s/></text:p>
          </table:table-cell>
          <table:table-cell office:value-type="float" office:value="19785022809.520271" table:style-name="ce21">
            <text:p>19.785.022.810<text:s/></text:p>
          </table:table-cell>
          <table:table-cell office:value-type="float" office:value="683571620.87775779" table:style-name="ce21">
            <text:p>683.571.621<text:s/></text:p>
          </table:table-cell>
          <table:table-cell office:value-type="float" office:value="324930396.11496532" table:style-name="ce21">
            <text:p>324.930.396<text:s/></text:p>
          </table:table-cell>
          <table:table-cell office:value-type="float" office:value="138837696.95733914" table:style-name="ce21">
            <text:p>138.837.697<text:s/></text:p>
          </table:table-cell>
          <table:table-cell office:value-type="float" office:value="5657218786.5297127" table:style-name="ce21">
            <text:p>5.657.218.787<text:s/></text:p>
          </table:table-cell>
          <table:table-cell office:value-type="float" office:value="5293318793.2546778" table:style-name="ce21">
            <text:p>5.293.318.793<text:s/></text:p>
          </table:table-cell>
          <table:table-cell office:value-type="float" office:value="479144044.06586009" table:style-name="ce21">
            <text:p>479.144.044<text:s/></text:p>
          </table:table-cell>
          <table:table-cell office:value-type="float" office:value="42976980759.973938" table:style-name="ce21">
            <text:p>42.976.980.760<text:s/></text:p>
          </table:table-cell>
          <table:table-cell office:value-type="float" office:value="336634394.28988463" table:style-name="ce21">
            <text:p>336.634.394<text:s/></text:p>
          </table:table-cell>
          <table:table-cell office:value-type="float" office:value="119951348694.94" table:style-name="ce22">
            <text:p>119.951.348.695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9-09-09T18:52:49Z</dc:date>
    <meta:print-date>2011-05-12T16:46:54Z</meta:print-date>
    <meta:editing-cycles>42</meta:editing-cycles>
    <meta:editing-duration>PT4469S</meta:editing-duration>
  </office:meta>
</office:document-meta>
</file>